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11in"/>
    </style:style>
    <style:style style:name="co2" style:family="table-column">
      <style:table-column-properties fo:break-before="auto" style:column-width="1.239in"/>
    </style:style>
    <style:style style:name="co3" style:family="table-column">
      <style:table-column-properties fo:break-before="auto" style:column-width="1.3811in"/>
    </style:style>
    <style:style style:name="co4" style:family="table-column">
      <style:table-column-properties fo:break-before="auto" style:column-width="2.2154in"/>
    </style:style>
    <style:style style:name="co5" style:family="table-column">
      <style:table-column-properties fo:break-before="auto" style:column-width="1.3575in"/>
    </style:style>
    <style:style style:name="co6" style:family="table-column">
      <style:table-column-properties fo:break-before="auto" style:column-width="1.2689in"/>
    </style:style>
    <style:style style:name="co7" style:family="table-column">
      <style:table-column-properties fo:break-before="auto" style:column-width="1.4654in"/>
    </style:style>
    <style:style style:name="co8" style:family="table-column">
      <style:table-column-properties fo:break-before="auto" style:column-width="2.1319in"/>
    </style:style>
    <style:style style:name="co9" style:family="table-column">
      <style:table-column-properties fo:break-before="auto" style:column-width="1.3047in"/>
    </style:style>
    <style:style style:name="co10" style:family="table-column">
      <style:table-column-properties fo:break-before="auto" style:column-width="1.4244in"/>
    </style:style>
    <style:style style:name="co11" style:family="table-column">
      <style:table-column-properties fo:break-before="auto" style:column-width="1.5957in"/>
    </style:style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1.500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 style:data-style-name="N3">
      <style:table-cell-properties fo:background-color="#dddddd" fo:border="0.06pt solid #000000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 style:data-style-name="N122">
      <style:table-cell-properties fo:background-color="transparent" fo:border="0.06pt solid #000000"/>
    </style:style>
    <style:style style:name="ce7" style:family="table-cell" style:parent-style-name="Default" style:data-style-name="N122"/>
    <style:style style:name="ce8" style:family="table-cell" style:parent-style-name="Default">
      <style:table-cell-properties fo:background-color="#b2b2b2" fo:border="0.06pt solid #000000"/>
    </style:style>
    <style:style style:name="ce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22">
      <style:table-cell-properties fo:background-color="#cccccc" fo:border="0.06pt solid #000000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 style:data-style-name="N122">
      <style:table-cell-properties fo:border="0.06pt solid #000000"/>
    </style:style>
    <style:style style:name="ce13" style:family="table-cell" style:parent-style-name="Default" style:data-style-name="N122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22">
      <style:table-cell-properties fo:background-color="#ccff66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22">
      <style:table-cell-properties fo:background-color="#99ff33"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able-cell-properties fo:background-color="#00cc00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122">
      <style:table-cell-properties fo:background-color="#66ff00"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22">
      <style:table-cell-properties fo:background-color="#66cc00" fo:border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122">
      <style:table-cell-properties fo:background-color="#669900" fo:border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fo:background-color="#193300" fo:border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122">
      <style:table-cell-properties fo:background-color="#336600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122">
      <style:table-cell-properties fo:background-color="transparent"/>
    </style:style>
    <style:style style:name="ce23" style:family="table-cell" style:parent-style-name="Default">
      <style:table-cell-properties fo:background-color="#b2b2b2"/>
    </style:style>
    <style:style style:name="T1" style:family="text">
      <style:text-properties style:font-name="Liberation Sans" style:font-name-asian="Liberation Sans"/>
    </style:style>
    <style:style style:name="T2" style:family="text">
      <style:text-properties style:font-name="Liberation Sans" style:font-name-asian="Droid Sans Fallback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2" table:default-cell-style-name="ce10"/>
        <table:table-column table:style-name="co3" table:default-cell-style-name="ce12"/>
        <table:table-column table:style-name="co4" table:default-cell-style-name="ce13"/>
        <table:table-column table:style-name="co1" table:default-cell-style-name="ce3"/>
        <table:table-column table:style-name="co5" table:default-cell-style-name="ce6"/>
        <table:table-column table:style-name="co6" table:default-cell-style-name="ce10"/>
        <table:table-column table:style-name="co7" table:default-cell-style-name="ce12"/>
        <table:table-column table:style-name="co8" table:default-cell-style-name="ce13"/>
        <table:table-column table:style-name="co1" table:default-cell-style-name="ce3"/>
        <table:table-column table:style-name="co9" table:default-cell-style-name="ce6"/>
        <table:table-column table:style-name="co10" table:default-cell-style-name="ce10"/>
        <table:table-column table:style-name="co11" table:default-cell-style-name="ce12"/>
        <table:table-column table:style-name="co8" table:default-cell-style-name="ce13"/>
        <table:table-column table:style-name="co1" table:default-cell-style-name="ce3"/>
        <table:table-column table:style-name="co12" table:default-cell-style-name="ce6"/>
        <table:table-column table:style-name="co10" table:default-cell-style-name="ce10"/>
        <table:table-column table:style-name="co13" table:default-cell-style-name="ce12"/>
        <table:table-column table:style-name="co8" table:default-cell-style-name="ce13"/>
        <table:table-row table:style-name="ro1">
          <table:table-cell table:style-name="ce1" office:value-type="string" calcext:value-type="string" table:number-columns-spanned="1" table:number-rows-spanned="2">
            <text:p>Ilosc </text:p>
          </table:table-cell>
          <table:table-cell table:style-name="ce4" office:value-type="string" calcext:value-type="string" table:number-columns-spanned="4" table:number-rows-spanned="1">
            <text:p>Cena 0.99<text:span text:style-name="T1">€ (PLN)</text:span>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Ilosc </text:p>
          </table:table-cell>
          <table:table-cell table:style-name="ce4" office:value-type="string" calcext:value-type="string" table:number-columns-spanned="4" table:number-rows-spanned="1">
            <text:p><text:span text:style-name="T2">Cena 1.99</text:span><text:span text:style-name="T1">€ (PLN)</text:span>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Ilosc </text:p>
          </table:table-cell>
          <table:table-cell table:style-name="ce4" office:value-type="string" calcext:value-type="string" table:number-columns-spanned="4" table:number-rows-spanned="1">
            <text:p>Cena 2.99<text:span text:style-name="T1">€ (PLN)</text:span>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Ilosc </text:p>
          </table:table-cell>
          <table:table-cell table:style-name="ce4" office:value-type="string" calcext:value-type="string" table:number-columns-spanned="4" table:number-rows-spanned="1">
            <text:p><text:span text:style-name="T2">Cena 3.99</text:span><text:span text:style-name="T1">€ (PLN)</text:span></text:p>
          </table:table-cell>
          <table:covered-table-cell table:number-columns-repeated="3" table:style-name="ce23"/>
        </table:table-row>
        <table:table-row table:style-name="ro2">
          <table:covered-table-cell table:style-name="ce2"/>
          <table:table-cell table:style-name="ce5" office:value-type="string" calcext:value-type="string">
            <text:p>PLN całość</text:p>
          </table:table-cell>
          <table:table-cell table:style-name="ce9" office:value-type="string" calcext:value-type="string">
            <text:p>PLN minus prowizja</text:p>
          </table:table-cell>
          <table:table-cell table:style-name="ce11" office:value-type="string" calcext:value-type="string">
            <text:p>PLN minus prowizja, VAT</text:p>
          </table:table-cell>
          <table:table-cell table:style-name="ce9" office:value-type="string" calcext:value-type="string">
            <text:p>PLN minus prowizja, VAT, dochodowy</text:p>
          </table:table-cell>
          <table:covered-table-cell table:style-name="ce2"/>
          <table:table-cell table:style-name="ce5" office:value-type="string" calcext:value-type="string">
            <text:p>PLN całość</text:p>
          </table:table-cell>
          <table:table-cell table:style-name="ce9" office:value-type="string" calcext:value-type="string">
            <text:p>PLN minus prowizja</text:p>
          </table:table-cell>
          <table:table-cell table:style-name="ce11" office:value-type="string" calcext:value-type="string">
            <text:p>PLN minus prowizja, VAT</text:p>
          </table:table-cell>
          <table:table-cell table:style-name="ce9" office:value-type="string" calcext:value-type="string">
            <text:p>PLN minus prowizja, VAT, dochodowy</text:p>
          </table:table-cell>
          <table:covered-table-cell table:style-name="ce2"/>
          <table:table-cell table:style-name="ce5" office:value-type="string" calcext:value-type="string">
            <text:p>PLN całość</text:p>
          </table:table-cell>
          <table:table-cell table:style-name="ce9" office:value-type="string" calcext:value-type="string">
            <text:p>PLN minus prowizja</text:p>
          </table:table-cell>
          <table:table-cell table:style-name="ce11" office:value-type="string" calcext:value-type="string">
            <text:p>PLN minus prowizja, VAT</text:p>
          </table:table-cell>
          <table:table-cell table:style-name="ce9" office:value-type="string" calcext:value-type="string">
            <text:p>PLN minus prowizja, VAT, dochodowy</text:p>
          </table:table-cell>
          <table:covered-table-cell table:style-name="ce2"/>
          <table:table-cell table:style-name="ce5" office:value-type="string" calcext:value-type="string">
            <text:p>PLN całość</text:p>
          </table:table-cell>
          <table:table-cell table:style-name="ce9" office:value-type="string" calcext:value-type="string">
            <text:p>PLN minus prowizja</text:p>
          </table:table-cell>
          <table:table-cell table:style-name="ce11" office:value-type="string" calcext:value-type="string">
            <text:p>PLN minus prowizja, VAT</text:p>
          </table:table-cell>
          <table:table-cell table:style-name="ce9" office:value-type="string" calcext:value-type="string">
            <text:p>PLN minus prowizja, VAT, dochodowy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A3]*4" office:value-type="currency" office:currency="PLN" office:value="4" calcext:value-type="currency">
            <text:p>4.00 PLN</text:p>
          </table:table-cell>
          <table:table-cell table:formula="of:=[.B3]*0.7" office:value-type="currency" office:currency="PLN" office:value="2.8" calcext:value-type="currency">
            <text:p>2.80 PLN</text:p>
          </table:table-cell>
          <table:table-cell table:formula="of:=[.C3]*0.77" office:value-type="currency" office:currency="PLN" office:value="2.156" calcext:value-type="currency">
            <text:p>2.16 PLN</text:p>
          </table:table-cell>
          <table:table-cell table:formula="of:=[.C3]*0.77-[.C3]*0.19" office:value-type="currency" office:currency="PLN" office:value="1.624" calcext:value-type="currency">
            <text:p>1.62 PLN</text:p>
          </table:table-cell>
          <table:table-cell office:value-type="float" office:value="1" calcext:value-type="float">
            <text:p>1</text:p>
          </table:table-cell>
          <table:table-cell table:formula="of:=[.A3]*2*4" office:value-type="currency" office:currency="PLN" office:value="8" calcext:value-type="currency">
            <text:p>8.00 PLN</text:p>
          </table:table-cell>
          <table:table-cell table:formula="of:=[.G3]*0.7" office:value-type="currency" office:currency="PLN" office:value="5.6" calcext:value-type="currency">
            <text:p>5.60 PLN</text:p>
          </table:table-cell>
          <table:table-cell table:formula="of:=[.H3]*0.77" office:value-type="currency" office:currency="PLN" office:value="4.312" calcext:value-type="currency">
            <text:p>4.31 PLN</text:p>
          </table:table-cell>
          <table:table-cell table:formula="of:=[.H3]*0.77-[.H3]*0.19" office:value-type="currency" office:currency="PLN" office:value="3.248" calcext:value-type="currency">
            <text:p>3.25 PLN</text:p>
          </table:table-cell>
          <table:table-cell office:value-type="float" office:value="1" calcext:value-type="float">
            <text:p>1</text:p>
          </table:table-cell>
          <table:table-cell table:formula="of:=[.A3]*3*4" office:value-type="currency" office:currency="PLN" office:value="12" calcext:value-type="currency">
            <text:p>12.00 PLN</text:p>
          </table:table-cell>
          <table:table-cell table:formula="of:=[.L3]*0.7" office:value-type="currency" office:currency="PLN" office:value="8.4" calcext:value-type="currency">
            <text:p>8.40 PLN</text:p>
          </table:table-cell>
          <table:table-cell table:formula="of:=[.M3]*0.77" office:value-type="currency" office:currency="PLN" office:value="6.468" calcext:value-type="currency">
            <text:p>6.47 PLN</text:p>
          </table:table-cell>
          <table:table-cell table:formula="of:=[.M3]*0.77-[.M3]*0.19" office:value-type="currency" office:currency="PLN" office:value="4.872" calcext:value-type="currency">
            <text:p>4.87 PLN</text:p>
          </table:table-cell>
          <table:table-cell office:value-type="float" office:value="1" calcext:value-type="float">
            <text:p>1</text:p>
          </table:table-cell>
          <table:table-cell table:formula="of:=[.A3]*4*4" office:value-type="currency" office:currency="PLN" office:value="16" calcext:value-type="currency">
            <text:p>16.00 PLN</text:p>
          </table:table-cell>
          <table:table-cell table:formula="of:=[.Q3]*0.7" office:value-type="currency" office:currency="PLN" office:value="11.2" calcext:value-type="currency">
            <text:p>11.20 PLN</text:p>
          </table:table-cell>
          <table:table-cell table:formula="of:=[.R3]*0.77" office:value-type="currency" office:currency="PLN" office:value="8.624" calcext:value-type="currency">
            <text:p>8.62 PLN</text:p>
          </table:table-cell>
          <table:table-cell table:formula="of:=[.R3]*0.77-[.R3]*0.19" office:value-type="currency" office:currency="PLN" office:value="6.496" calcext:value-type="currency">
            <text:p>6.50 PLN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A4]*4" office:value-type="currency" office:currency="PLN" office:value="400" calcext:value-type="currency">
            <text:p>400.00 PLN</text:p>
          </table:table-cell>
          <table:table-cell table:formula="of:=[.B4]*0.7" office:value-type="currency" office:currency="PLN" office:value="280" calcext:value-type="currency">
            <text:p>280.00 PLN</text:p>
          </table:table-cell>
          <table:table-cell table:formula="of:=[.C4]*0.77" office:value-type="currency" office:currency="PLN" office:value="215.6" calcext:value-type="currency">
            <text:p>215.60 PLN</text:p>
          </table:table-cell>
          <table:table-cell table:formula="of:=[.C4]*0.77-[.C4]*0.19" office:value-type="currency" office:currency="PLN" office:value="162.4" calcext:value-type="currency">
            <text:p>162.40 PLN</text:p>
          </table:table-cell>
          <table:table-cell office:value-type="float" office:value="100" calcext:value-type="float">
            <text:p>100</text:p>
          </table:table-cell>
          <table:table-cell table:formula="of:=[.A4]*2*4" office:value-type="currency" office:currency="PLN" office:value="800" calcext:value-type="currency">
            <text:p>800.00 PLN</text:p>
          </table:table-cell>
          <table:table-cell table:formula="of:=[.G4]*0.7" office:value-type="currency" office:currency="PLN" office:value="560" calcext:value-type="currency">
            <text:p>560.00 PLN</text:p>
          </table:table-cell>
          <table:table-cell table:formula="of:=[.H4]*0.77" office:value-type="currency" office:currency="PLN" office:value="431.2" calcext:value-type="currency">
            <text:p>431.20 PLN</text:p>
          </table:table-cell>
          <table:table-cell table:formula="of:=[.H4]*0.77-[.H4]*0.19" office:value-type="currency" office:currency="PLN" office:value="324.8" calcext:value-type="currency">
            <text:p>324.80 PLN</text:p>
          </table:table-cell>
          <table:table-cell office:value-type="float" office:value="100" calcext:value-type="float">
            <text:p>100</text:p>
          </table:table-cell>
          <table:table-cell table:formula="of:=[.A4]*3*4" office:value-type="currency" office:currency="PLN" office:value="1200" calcext:value-type="currency">
            <text:p>1,200.00 PLN</text:p>
          </table:table-cell>
          <table:table-cell table:formula="of:=[.L4]*0.7" office:value-type="currency" office:currency="PLN" office:value="840" calcext:value-type="currency">
            <text:p>840.00 PLN</text:p>
          </table:table-cell>
          <table:table-cell table:formula="of:=[.M4]*0.77" office:value-type="currency" office:currency="PLN" office:value="646.8" calcext:value-type="currency">
            <text:p>646.80 PLN</text:p>
          </table:table-cell>
          <table:table-cell table:formula="of:=[.M4]*0.77-[.M4]*0.19" office:value-type="currency" office:currency="PLN" office:value="487.2" calcext:value-type="currency">
            <text:p>487.20 PLN</text:p>
          </table:table-cell>
          <table:table-cell office:value-type="float" office:value="100" calcext:value-type="float">
            <text:p>100</text:p>
          </table:table-cell>
          <table:table-cell table:formula="of:=[.A4]*4*4" office:value-type="currency" office:currency="PLN" office:value="1600" calcext:value-type="currency">
            <text:p>1,600.00 PLN</text:p>
          </table:table-cell>
          <table:table-cell table:formula="of:=[.Q4]*0.7" office:value-type="currency" office:currency="PLN" office:value="1120" calcext:value-type="currency">
            <text:p>1,120.00 PLN</text:p>
          </table:table-cell>
          <table:table-cell table:formula="of:=[.R4]*0.77" office:value-type="currency" office:currency="PLN" office:value="862.4" calcext:value-type="currency">
            <text:p>862.40 PLN</text:p>
          </table:table-cell>
          <table:table-cell table:formula="of:=[.R4]*0.77-[.R4]*0.19" office:value-type="currency" office:currency="PLN" office:value="649.6" calcext:value-type="currency">
            <text:p>649.60 PLN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A5]*4" office:value-type="currency" office:currency="PLN" office:value="800" calcext:value-type="currency">
            <text:p>800.00 PLN</text:p>
          </table:table-cell>
          <table:table-cell table:formula="of:=[.B5]*0.7" office:value-type="currency" office:currency="PLN" office:value="560" calcext:value-type="currency">
            <text:p>560.00 PLN</text:p>
          </table:table-cell>
          <table:table-cell table:formula="of:=[.C5]*0.77" office:value-type="currency" office:currency="PLN" office:value="431.2" calcext:value-type="currency">
            <text:p>431.20 PLN</text:p>
          </table:table-cell>
          <table:table-cell table:formula="of:=[.C5]*0.77-[.C5]*0.19" office:value-type="currency" office:currency="PLN" office:value="324.8" calcext:value-type="currency">
            <text:p>324.80 PLN</text:p>
          </table:table-cell>
          <table:table-cell office:value-type="float" office:value="200" calcext:value-type="float">
            <text:p>200</text:p>
          </table:table-cell>
          <table:table-cell table:formula="of:=[.A5]*2*4" office:value-type="currency" office:currency="PLN" office:value="1600" calcext:value-type="currency">
            <text:p>1,600.00 PLN</text:p>
          </table:table-cell>
          <table:table-cell table:formula="of:=[.G5]*0.7" office:value-type="currency" office:currency="PLN" office:value="1120" calcext:value-type="currency">
            <text:p>1,120.00 PLN</text:p>
          </table:table-cell>
          <table:table-cell table:formula="of:=[.H5]*0.77" office:value-type="currency" office:currency="PLN" office:value="862.4" calcext:value-type="currency">
            <text:p>862.40 PLN</text:p>
          </table:table-cell>
          <table:table-cell table:formula="of:=[.H5]*0.77-[.H5]*0.19" office:value-type="currency" office:currency="PLN" office:value="649.6" calcext:value-type="currency">
            <text:p>649.60 PLN</text:p>
          </table:table-cell>
          <table:table-cell office:value-type="float" office:value="200" calcext:value-type="float">
            <text:p>200</text:p>
          </table:table-cell>
          <table:table-cell table:formula="of:=[.A5]*3*4" office:value-type="currency" office:currency="PLN" office:value="2400" calcext:value-type="currency">
            <text:p>2,400.00 PLN</text:p>
          </table:table-cell>
          <table:table-cell table:formula="of:=[.L5]*0.7" office:value-type="currency" office:currency="PLN" office:value="1680" calcext:value-type="currency">
            <text:p>1,680.00 PLN</text:p>
          </table:table-cell>
          <table:table-cell table:formula="of:=[.M5]*0.77" office:value-type="currency" office:currency="PLN" office:value="1293.6" calcext:value-type="currency">
            <text:p>1,293.60 PLN</text:p>
          </table:table-cell>
          <table:table-cell table:formula="of:=[.M5]*0.77-[.M5]*0.19" office:value-type="currency" office:currency="PLN" office:value="974.4" calcext:value-type="currency">
            <text:p>974.40 PLN</text:p>
          </table:table-cell>
          <table:table-cell office:value-type="float" office:value="200" calcext:value-type="float">
            <text:p>200</text:p>
          </table:table-cell>
          <table:table-cell table:formula="of:=[.A5]*4*4" office:value-type="currency" office:currency="PLN" office:value="3200" calcext:value-type="currency">
            <text:p>3,200.00 PLN</text:p>
          </table:table-cell>
          <table:table-cell table:formula="of:=[.Q5]*0.7" office:value-type="currency" office:currency="PLN" office:value="2240" calcext:value-type="currency">
            <text:p>2,240.00 PLN</text:p>
          </table:table-cell>
          <table:table-cell table:formula="of:=[.R5]*0.77" office:value-type="currency" office:currency="PLN" office:value="1724.8" calcext:value-type="currency">
            <text:p>1,724.80 PLN</text:p>
          </table:table-cell>
          <table:table-cell table:formula="of:=[.R5]*0.77-[.R5]*0.19" office:value-type="currency" office:currency="PLN" office:value="1299.2" calcext:value-type="currency">
            <text:p>1,299.20 PLN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table:formula="of:=[.A6]*4" office:value-type="currency" office:currency="PLN" office:value="2000" calcext:value-type="currency">
            <text:p>2,000.00 PLN</text:p>
          </table:table-cell>
          <table:table-cell table:formula="of:=[.B6]*0.7" office:value-type="currency" office:currency="PLN" office:value="1400" calcext:value-type="currency">
            <text:p>1,400.00 PLN</text:p>
          </table:table-cell>
          <table:table-cell table:formula="of:=[.C6]*0.77" office:value-type="currency" office:currency="PLN" office:value="1078" calcext:value-type="currency">
            <text:p>1,078.00 PLN</text:p>
          </table:table-cell>
          <table:table-cell table:formula="of:=[.C6]*0.77-[.C6]*0.19" office:value-type="currency" office:currency="PLN" office:value="812" calcext:value-type="currency">
            <text:p>812.00 PLN</text:p>
          </table:table-cell>
          <table:table-cell office:value-type="float" office:value="500" calcext:value-type="float">
            <text:p>500</text:p>
          </table:table-cell>
          <table:table-cell table:formula="of:=[.A6]*2*4" office:value-type="currency" office:currency="PLN" office:value="4000" calcext:value-type="currency">
            <text:p>4,000.00 PLN</text:p>
          </table:table-cell>
          <table:table-cell table:formula="of:=[.G6]*0.7" office:value-type="currency" office:currency="PLN" office:value="2800" calcext:value-type="currency">
            <text:p>2,800.00 PLN</text:p>
          </table:table-cell>
          <table:table-cell table:formula="of:=[.H6]*0.77" office:value-type="currency" office:currency="PLN" office:value="2156" calcext:value-type="currency">
            <text:p>2,156.00 PLN</text:p>
          </table:table-cell>
          <table:table-cell table:style-name="ce14" table:formula="of:=[.H6]*0.77-[.H6]*0.19" office:value-type="currency" office:currency="PLN" office:value="1624" calcext:value-type="currency">
            <text:p>1,624.00 PLN</text:p>
          </table:table-cell>
          <table:table-cell office:value-type="float" office:value="500" calcext:value-type="float">
            <text:p>500</text:p>
          </table:table-cell>
          <table:table-cell table:formula="of:=[.A6]*3*4" office:value-type="currency" office:currency="PLN" office:value="6000" calcext:value-type="currency">
            <text:p>6,000.00 PLN</text:p>
          </table:table-cell>
          <table:table-cell table:formula="of:=[.L6]*0.7" office:value-type="currency" office:currency="PLN" office:value="4200" calcext:value-type="currency">
            <text:p>4,200.00 PLN</text:p>
          </table:table-cell>
          <table:table-cell table:formula="of:=[.M6]*0.77" office:value-type="currency" office:currency="PLN" office:value="3234" calcext:value-type="currency">
            <text:p>3,234.00 PLN</text:p>
          </table:table-cell>
          <table:table-cell table:style-name="ce15" table:formula="of:=[.M6]*0.77-[.M6]*0.19" office:value-type="currency" office:currency="PLN" office:value="2436" calcext:value-type="currency">
            <text:p>2,436.00 PLN</text:p>
          </table:table-cell>
          <table:table-cell office:value-type="float" office:value="500" calcext:value-type="float">
            <text:p>500</text:p>
          </table:table-cell>
          <table:table-cell table:formula="of:=[.A6]*4*4" office:value-type="currency" office:currency="PLN" office:value="8000" calcext:value-type="currency">
            <text:p>8,000.00 PLN</text:p>
          </table:table-cell>
          <table:table-cell table:formula="of:=[.Q6]*0.7" office:value-type="currency" office:currency="PLN" office:value="5600" calcext:value-type="currency">
            <text:p>5,600.00 PLN</text:p>
          </table:table-cell>
          <table:table-cell table:formula="of:=[.R6]*0.77" office:value-type="currency" office:currency="PLN" office:value="4312" calcext:value-type="currency">
            <text:p>4,312.00 PLN</text:p>
          </table:table-cell>
          <table:table-cell table:style-name="ce16" table:formula="of:=[.R6]*0.77-[.R6]*0.19" office:value-type="currency" office:currency="PLN" office:value="3248" calcext:value-type="currency">
            <text:p>3,248.00 PLN</text:p>
          </table:table-cell>
        </table:table-row>
        <table:table-row table:style-name="ro3">
          <table:table-cell office:value-type="float" office:value="750" calcext:value-type="float">
            <text:p>750</text:p>
          </table:table-cell>
          <table:table-cell table:formula="of:=[.A7]*4" office:value-type="currency" office:currency="PLN" office:value="3000" calcext:value-type="currency">
            <text:p>3,000.00 PLN</text:p>
          </table:table-cell>
          <table:table-cell table:formula="of:=[.B7]*0.7" office:value-type="currency" office:currency="PLN" office:value="2100" calcext:value-type="currency">
            <text:p>2,100.00 PLN</text:p>
          </table:table-cell>
          <table:table-cell table:formula="of:=[.C7]*0.77" office:value-type="currency" office:currency="PLN" office:value="1617" calcext:value-type="currency">
            <text:p>1,617.00 PLN</text:p>
          </table:table-cell>
          <table:table-cell table:formula="of:=[.C7]*0.77-[.C7]*0.19" office:value-type="currency" office:currency="PLN" office:value="1218" calcext:value-type="currency">
            <text:p>1,218.00 PLN</text:p>
          </table:table-cell>
          <table:table-cell office:value-type="float" office:value="750" calcext:value-type="float">
            <text:p>750</text:p>
          </table:table-cell>
          <table:table-cell table:formula="of:=[.A7]*2*4" office:value-type="currency" office:currency="PLN" office:value="6000" calcext:value-type="currency">
            <text:p>6,000.00 PLN</text:p>
          </table:table-cell>
          <table:table-cell table:formula="of:=[.G7]*0.7" office:value-type="currency" office:currency="PLN" office:value="4200" calcext:value-type="currency">
            <text:p>4,200.00 PLN</text:p>
          </table:table-cell>
          <table:table-cell table:formula="of:=[.H7]*0.77" office:value-type="currency" office:currency="PLN" office:value="3234" calcext:value-type="currency">
            <text:p>3,234.00 PLN</text:p>
          </table:table-cell>
          <table:table-cell table:style-name="ce15" table:formula="of:=[.H7]*0.77-[.H7]*0.19" office:value-type="currency" office:currency="PLN" office:value="2436" calcext:value-type="currency">
            <text:p>2,436.00 PLN</text:p>
          </table:table-cell>
          <table:table-cell office:value-type="float" office:value="750" calcext:value-type="float">
            <text:p>750</text:p>
          </table:table-cell>
          <table:table-cell table:formula="of:=[.A7]*3*4" office:value-type="currency" office:currency="PLN" office:value="9000" calcext:value-type="currency">
            <text:p>9,000.00 PLN</text:p>
          </table:table-cell>
          <table:table-cell table:formula="of:=[.L7]*0.7" office:value-type="currency" office:currency="PLN" office:value="6300" calcext:value-type="currency">
            <text:p>6,300.00 PLN</text:p>
          </table:table-cell>
          <table:table-cell table:formula="of:=[.M7]*0.77" office:value-type="currency" office:currency="PLN" office:value="4851" calcext:value-type="currency">
            <text:p>4,851.00 PLN</text:p>
          </table:table-cell>
          <table:table-cell table:style-name="ce17" table:formula="of:=[.M7]*0.77-[.M7]*0.19" office:value-type="currency" office:currency="PLN" office:value="3654" calcext:value-type="currency">
            <text:p>3,654.00 PLN</text:p>
          </table:table-cell>
          <table:table-cell office:value-type="float" office:value="750" calcext:value-type="float">
            <text:p>750</text:p>
          </table:table-cell>
          <table:table-cell table:formula="of:=[.A7]*4*4" office:value-type="currency" office:currency="PLN" office:value="12000" calcext:value-type="currency">
            <text:p>12,000.00 PLN</text:p>
          </table:table-cell>
          <table:table-cell table:formula="of:=[.Q7]*0.7" office:value-type="currency" office:currency="PLN" office:value="8400" calcext:value-type="currency">
            <text:p>8,400.00 PLN</text:p>
          </table:table-cell>
          <table:table-cell table:formula="of:=[.R7]*0.77" office:value-type="currency" office:currency="PLN" office:value="6468" calcext:value-type="currency">
            <text:p>6,468.00 PLN</text:p>
          </table:table-cell>
          <table:table-cell table:style-name="ce18" table:formula="of:=[.R7]*0.77-[.R7]*0.19" office:value-type="currency" office:currency="PLN" office:value="4872" calcext:value-type="currency">
            <text:p>4,872.00 PLN</text:p>
          </table:table-cell>
        </table:table-row>
        <table:table-row table:style-name="ro3">
          <table:table-cell office:value-type="float" office:value="1000" calcext:value-type="float">
            <text:p>1,000</text:p>
          </table:table-cell>
          <table:table-cell table:formula="of:=[.A8]*4" office:value-type="currency" office:currency="PLN" office:value="4000" calcext:value-type="currency">
            <text:p>4,000.00 PLN</text:p>
          </table:table-cell>
          <table:table-cell table:formula="of:=[.B8]*0.7" office:value-type="currency" office:currency="PLN" office:value="2800" calcext:value-type="currency">
            <text:p>2,800.00 PLN</text:p>
          </table:table-cell>
          <table:table-cell table:formula="of:=[.C8]*0.77" office:value-type="currency" office:currency="PLN" office:value="2156" calcext:value-type="currency">
            <text:p>2,156.00 PLN</text:p>
          </table:table-cell>
          <table:table-cell table:style-name="ce14" table:formula="of:=[.C8]*0.77-[.C8]*0.19" office:value-type="currency" office:currency="PLN" office:value="1624" calcext:value-type="currency">
            <text:p>1,624.00 PLN</text:p>
          </table:table-cell>
          <table:table-cell office:value-type="float" office:value="1000" calcext:value-type="float">
            <text:p>1,000</text:p>
          </table:table-cell>
          <table:table-cell table:formula="of:=[.A8]*2*4" office:value-type="currency" office:currency="PLN" office:value="8000" calcext:value-type="currency">
            <text:p>8,000.00 PLN</text:p>
          </table:table-cell>
          <table:table-cell table:formula="of:=[.G8]*0.7" office:value-type="currency" office:currency="PLN" office:value="5600" calcext:value-type="currency">
            <text:p>5,600.00 PLN</text:p>
          </table:table-cell>
          <table:table-cell table:formula="of:=[.H8]*0.77" office:value-type="currency" office:currency="PLN" office:value="4312" calcext:value-type="currency">
            <text:p>4,312.00 PLN</text:p>
          </table:table-cell>
          <table:table-cell table:style-name="ce16" table:formula="of:=[.H8]*0.77-[.H8]*0.19" office:value-type="currency" office:currency="PLN" office:value="3248" calcext:value-type="currency">
            <text:p>3,248.00 PLN</text:p>
          </table:table-cell>
          <table:table-cell office:value-type="float" office:value="1000" calcext:value-type="float">
            <text:p>1,000</text:p>
          </table:table-cell>
          <table:table-cell table:formula="of:=[.A8]*3*4" office:value-type="currency" office:currency="PLN" office:value="12000" calcext:value-type="currency">
            <text:p>12,000.00 PLN</text:p>
          </table:table-cell>
          <table:table-cell table:formula="of:=[.L8]*0.7" office:value-type="currency" office:currency="PLN" office:value="8400" calcext:value-type="currency">
            <text:p>8,400.00 PLN</text:p>
          </table:table-cell>
          <table:table-cell table:formula="of:=[.M8]*0.77" office:value-type="currency" office:currency="PLN" office:value="6468" calcext:value-type="currency">
            <text:p>6,468.00 PLN</text:p>
          </table:table-cell>
          <table:table-cell table:style-name="ce18" table:formula="of:=[.M8]*0.77-[.M8]*0.19" office:value-type="currency" office:currency="PLN" office:value="4872" calcext:value-type="currency">
            <text:p>4,872.00 PLN</text:p>
          </table:table-cell>
          <table:table-cell office:value-type="float" office:value="1000" calcext:value-type="float">
            <text:p>1,000</text:p>
          </table:table-cell>
          <table:table-cell table:formula="of:=[.A8]*4*4" office:value-type="currency" office:currency="PLN" office:value="16000" calcext:value-type="currency">
            <text:p>16,000.00 PLN</text:p>
          </table:table-cell>
          <table:table-cell table:formula="of:=[.Q8]*0.7" office:value-type="currency" office:currency="PLN" office:value="11200" calcext:value-type="currency">
            <text:p>11,200.00 PLN</text:p>
          </table:table-cell>
          <table:table-cell table:formula="of:=[.R8]*0.77" office:value-type="currency" office:currency="PLN" office:value="8624" calcext:value-type="currency">
            <text:p>8,624.00 PLN</text:p>
          </table:table-cell>
          <table:table-cell table:formula="of:=[.R8]*0.77-[.R8]*0.19" office:value-type="currency" office:currency="PLN" office:value="6496" calcext:value-type="currency">
            <text:p>6,496.00 PLN</text:p>
          </table:table-cell>
        </table:table-row>
        <table:table-row table:style-name="ro3">
          <table:table-cell office:value-type="float" office:value="1200" calcext:value-type="float">
            <text:p>1,200</text:p>
          </table:table-cell>
          <table:table-cell table:formula="of:=[.A9]*4" office:value-type="currency" office:currency="PLN" office:value="4800" calcext:value-type="currency">
            <text:p>4,800.00 PLN</text:p>
          </table:table-cell>
          <table:table-cell table:formula="of:=[.B9]*0.7" office:value-type="currency" office:currency="PLN" office:value="3360" calcext:value-type="currency">
            <text:p>3,360.00 PLN</text:p>
          </table:table-cell>
          <table:table-cell table:formula="of:=[.C9]*0.77" office:value-type="currency" office:currency="PLN" office:value="2587.2" calcext:value-type="currency">
            <text:p>2,587.20 PLN</text:p>
          </table:table-cell>
          <table:table-cell table:formula="of:=[.C9]*0.77-[.C9]*0.19" office:value-type="currency" office:currency="PLN" office:value="1948.8" calcext:value-type="currency">
            <text:p>1,948.80 PLN</text:p>
          </table:table-cell>
          <table:table-cell office:value-type="float" office:value="1200" calcext:value-type="float">
            <text:p>1,200</text:p>
          </table:table-cell>
          <table:table-cell table:formula="of:=[.A9]*2*4" office:value-type="currency" office:currency="PLN" office:value="9600" calcext:value-type="currency">
            <text:p>9,600.00 PLN</text:p>
          </table:table-cell>
          <table:table-cell table:formula="of:=[.G9]*0.7" office:value-type="currency" office:currency="PLN" office:value="6720" calcext:value-type="currency">
            <text:p>6,720.00 PLN</text:p>
          </table:table-cell>
          <table:table-cell table:formula="of:=[.H9]*0.77" office:value-type="currency" office:currency="PLN" office:value="5174.4" calcext:value-type="currency">
            <text:p>5,174.40 PLN</text:p>
          </table:table-cell>
          <table:table-cell table:formula="of:=[.H9]*0.77-[.H9]*0.19" office:value-type="currency" office:currency="PLN" office:value="3897.6" calcext:value-type="currency">
            <text:p>3,897.60 PLN</text:p>
          </table:table-cell>
          <table:table-cell office:value-type="float" office:value="1200" calcext:value-type="float">
            <text:p>1,200</text:p>
          </table:table-cell>
          <table:table-cell table:formula="of:=[.A9]*3*4" office:value-type="currency" office:currency="PLN" office:value="14400" calcext:value-type="currency">
            <text:p>14,400.00 PLN</text:p>
          </table:table-cell>
          <table:table-cell table:formula="of:=[.L9]*0.7" office:value-type="currency" office:currency="PLN" office:value="10080" calcext:value-type="currency">
            <text:p>10,080.00 PLN</text:p>
          </table:table-cell>
          <table:table-cell table:formula="of:=[.M9]*0.77" office:value-type="currency" office:currency="PLN" office:value="7761.6" calcext:value-type="currency">
            <text:p>7,761.60 PLN</text:p>
          </table:table-cell>
          <table:table-cell table:formula="of:=[.M9]*0.77-[.M9]*0.19" office:value-type="currency" office:currency="PLN" office:value="5846.4" calcext:value-type="currency">
            <text:p>5,846.40 PLN</text:p>
          </table:table-cell>
          <table:table-cell office:value-type="float" office:value="1200" calcext:value-type="float">
            <text:p>1,200</text:p>
          </table:table-cell>
          <table:table-cell table:formula="of:=[.A9]*4*4" office:value-type="currency" office:currency="PLN" office:value="19200" calcext:value-type="currency">
            <text:p>19,200.00 PLN</text:p>
          </table:table-cell>
          <table:table-cell table:formula="of:=[.Q9]*0.7" office:value-type="currency" office:currency="PLN" office:value="13440" calcext:value-type="currency">
            <text:p>13,440.00 PLN</text:p>
          </table:table-cell>
          <table:table-cell table:formula="of:=[.R9]*0.77" office:value-type="currency" office:currency="PLN" office:value="10348.8" calcext:value-type="currency">
            <text:p>10,348.80 PLN</text:p>
          </table:table-cell>
          <table:table-cell table:formula="of:=[.R9]*0.77-[.R9]*0.19" office:value-type="currency" office:currency="PLN" office:value="7795.2" calcext:value-type="currency">
            <text:p>7,795.20 PLN</text:p>
          </table:table-cell>
        </table:table-row>
        <table:table-row table:style-name="ro3">
          <table:table-cell office:value-type="float" office:value="1500" calcext:value-type="float">
            <text:p>1,500</text:p>
          </table:table-cell>
          <table:table-cell table:formula="of:=[.A10]*4" office:value-type="currency" office:currency="PLN" office:value="6000" calcext:value-type="currency">
            <text:p>6,000.00 PLN</text:p>
          </table:table-cell>
          <table:table-cell table:formula="of:=[.B10]*0.7" office:value-type="currency" office:currency="PLN" office:value="4200" calcext:value-type="currency">
            <text:p>4,200.00 PLN</text:p>
          </table:table-cell>
          <table:table-cell table:formula="of:=[.C10]*0.77" office:value-type="currency" office:currency="PLN" office:value="3234" calcext:value-type="currency">
            <text:p>3,234.00 PLN</text:p>
          </table:table-cell>
          <table:table-cell table:style-name="ce15" table:formula="of:=[.C10]*0.77-[.C10]*0.19" office:value-type="currency" office:currency="PLN" office:value="2436" calcext:value-type="currency">
            <text:p>2,436.00 PLN</text:p>
          </table:table-cell>
          <table:table-cell office:value-type="float" office:value="1500" calcext:value-type="float">
            <text:p>1,500</text:p>
          </table:table-cell>
          <table:table-cell table:formula="of:=[.A10]*2*4" office:value-type="currency" office:currency="PLN" office:value="12000" calcext:value-type="currency">
            <text:p>12,000.00 PLN</text:p>
          </table:table-cell>
          <table:table-cell table:formula="of:=[.G10]*0.7" office:value-type="currency" office:currency="PLN" office:value="8400" calcext:value-type="currency">
            <text:p>8,400.00 PLN</text:p>
          </table:table-cell>
          <table:table-cell table:formula="of:=[.H10]*0.77" office:value-type="currency" office:currency="PLN" office:value="6468" calcext:value-type="currency">
            <text:p>6,468.00 PLN</text:p>
          </table:table-cell>
          <table:table-cell table:style-name="ce18" table:formula="of:=[.H10]*0.77-[.H10]*0.19" office:value-type="currency" office:currency="PLN" office:value="4872" calcext:value-type="currency">
            <text:p>4,872.00 PLN</text:p>
          </table:table-cell>
          <table:table-cell office:value-type="float" office:value="1500" calcext:value-type="float">
            <text:p>1,500</text:p>
          </table:table-cell>
          <table:table-cell table:formula="of:=[.A10]*3*4" office:value-type="currency" office:currency="PLN" office:value="18000" calcext:value-type="currency">
            <text:p>18,000.00 PLN</text:p>
          </table:table-cell>
          <table:table-cell table:formula="of:=[.L10]*0.7" office:value-type="currency" office:currency="PLN" office:value="12600" calcext:value-type="currency">
            <text:p>12,600.00 PLN</text:p>
          </table:table-cell>
          <table:table-cell table:formula="of:=[.M10]*0.77" office:value-type="currency" office:currency="PLN" office:value="9702" calcext:value-type="currency">
            <text:p>9,702.00 PLN</text:p>
          </table:table-cell>
          <table:table-cell table:style-name="ce19" table:formula="of:=[.M10]*0.77-[.M10]*0.19" office:value-type="currency" office:currency="PLN" office:value="7308" calcext:value-type="currency">
            <text:p>7,308.00 PLN</text:p>
          </table:table-cell>
          <table:table-cell office:value-type="float" office:value="1500" calcext:value-type="float">
            <text:p>1,500</text:p>
          </table:table-cell>
          <table:table-cell table:formula="of:=[.A10]*4*4" office:value-type="currency" office:currency="PLN" office:value="24000" calcext:value-type="currency">
            <text:p>24,000.00 PLN</text:p>
          </table:table-cell>
          <table:table-cell table:formula="of:=[.Q10]*0.7" office:value-type="currency" office:currency="PLN" office:value="16800" calcext:value-type="currency">
            <text:p>16,800.00 PLN</text:p>
          </table:table-cell>
          <table:table-cell table:formula="of:=[.R10]*0.77" office:value-type="currency" office:currency="PLN" office:value="12936" calcext:value-type="currency">
            <text:p>12,936.00 PLN</text:p>
          </table:table-cell>
          <table:table-cell table:style-name="ce20" table:formula="of:=[.R10]*0.77-[.R10]*0.19" office:value-type="currency" office:currency="PLN" office:value="9744" calcext:value-type="currency">
            <text:p>9,744.00 PLN</text:p>
          </table:table-cell>
        </table:table-row>
        <table:table-row table:style-name="ro3">
          <table:table-cell office:value-type="float" office:value="2000" calcext:value-type="float">
            <text:p>2,000</text:p>
          </table:table-cell>
          <table:table-cell table:formula="of:=[.A11]*4" office:value-type="currency" office:currency="PLN" office:value="8000" calcext:value-type="currency">
            <text:p>8,000.00 PLN</text:p>
          </table:table-cell>
          <table:table-cell table:formula="of:=[.B11]*0.7" office:value-type="currency" office:currency="PLN" office:value="5600" calcext:value-type="currency">
            <text:p>5,600.00 PLN</text:p>
          </table:table-cell>
          <table:table-cell table:formula="of:=[.C11]*0.77" office:value-type="currency" office:currency="PLN" office:value="4312" calcext:value-type="currency">
            <text:p>4,312.00 PLN</text:p>
          </table:table-cell>
          <table:table-cell table:style-name="ce16" table:formula="of:=[.C11]*0.77-[.C11]*0.19" office:value-type="currency" office:currency="PLN" office:value="3248" calcext:value-type="currency">
            <text:p>3,248.00 PLN</text:p>
          </table:table-cell>
          <table:table-cell office:value-type="float" office:value="2000" calcext:value-type="float">
            <text:p>2,000</text:p>
          </table:table-cell>
          <table:table-cell table:formula="of:=[.A11]*2*4" office:value-type="currency" office:currency="PLN" office:value="16000" calcext:value-type="currency">
            <text:p>16,000.00 PLN</text:p>
          </table:table-cell>
          <table:table-cell table:formula="of:=[.G11]*0.7" office:value-type="currency" office:currency="PLN" office:value="11200" calcext:value-type="currency">
            <text:p>11,200.00 PLN</text:p>
          </table:table-cell>
          <table:table-cell table:formula="of:=[.H11]*0.77" office:value-type="currency" office:currency="PLN" office:value="8624" calcext:value-type="currency">
            <text:p>8,624.00 PLN</text:p>
          </table:table-cell>
          <table:table-cell table:formula="of:=[.H11]*0.77-[.H11]*0.19" office:value-type="currency" office:currency="PLN" office:value="6496" calcext:value-type="currency">
            <text:p>6,496.00 PLN</text:p>
          </table:table-cell>
          <table:table-cell office:value-type="float" office:value="2000" calcext:value-type="float">
            <text:p>2,000</text:p>
          </table:table-cell>
          <table:table-cell table:formula="of:=[.A11]*3*4" office:value-type="currency" office:currency="PLN" office:value="24000" calcext:value-type="currency">
            <text:p>24,000.00 PLN</text:p>
          </table:table-cell>
          <table:table-cell table:formula="of:=[.L11]*0.7" office:value-type="currency" office:currency="PLN" office:value="16800" calcext:value-type="currency">
            <text:p>16,800.00 PLN</text:p>
          </table:table-cell>
          <table:table-cell table:formula="of:=[.M11]*0.77" office:value-type="currency" office:currency="PLN" office:value="12936" calcext:value-type="currency">
            <text:p>12,936.00 PLN</text:p>
          </table:table-cell>
          <table:table-cell table:style-name="ce20" table:formula="of:=[.M11]*0.77-[.M11]*0.19" office:value-type="currency" office:currency="PLN" office:value="9744" calcext:value-type="currency">
            <text:p>9,744.00 PLN</text:p>
          </table:table-cell>
          <table:table-cell office:value-type="float" office:value="2000" calcext:value-type="float">
            <text:p>2,000</text:p>
          </table:table-cell>
          <table:table-cell table:formula="of:=[.A11]*4*4" office:value-type="currency" office:currency="PLN" office:value="32000" calcext:value-type="currency">
            <text:p>32,000.00 PLN</text:p>
          </table:table-cell>
          <table:table-cell table:formula="of:=[.Q11]*0.7" office:value-type="currency" office:currency="PLN" office:value="22400" calcext:value-type="currency">
            <text:p>22,400.00 PLN</text:p>
          </table:table-cell>
          <table:table-cell table:formula="of:=[.R11]*0.77" office:value-type="currency" office:currency="PLN" office:value="17248" calcext:value-type="currency">
            <text:p>17,248.00 PLN</text:p>
          </table:table-cell>
          <table:table-cell table:style-name="ce21" table:formula="of:=[.R11]*0.77-[.R11]*0.19" office:value-type="currency" office:currency="PLN" office:value="12992" calcext:value-type="currency">
            <text:p>12,992.00 PLN</text:p>
          </table:table-cell>
        </table:table-row>
        <table:table-row table:style-name="ro3">
          <table:table-cell office:value-type="float" office:value="2250" calcext:value-type="float">
            <text:p>2,250</text:p>
          </table:table-cell>
          <table:table-cell table:formula="of:=[.A12]*4" office:value-type="currency" office:currency="PLN" office:value="9000" calcext:value-type="currency">
            <text:p>9,000.00 PLN</text:p>
          </table:table-cell>
          <table:table-cell table:formula="of:=[.B12]*0.7" office:value-type="currency" office:currency="PLN" office:value="6300" calcext:value-type="currency">
            <text:p>6,300.00 PLN</text:p>
          </table:table-cell>
          <table:table-cell table:formula="of:=[.C12]*0.77" office:value-type="currency" office:currency="PLN" office:value="4851" calcext:value-type="currency">
            <text:p>4,851.00 PLN</text:p>
          </table:table-cell>
          <table:table-cell table:style-name="ce17" table:formula="of:=[.C12]*0.77-[.C12]*0.19" office:value-type="currency" office:currency="PLN" office:value="3654" calcext:value-type="currency">
            <text:p>3,654.00 PLN</text:p>
          </table:table-cell>
          <table:table-cell office:value-type="float" office:value="2250" calcext:value-type="float">
            <text:p>2,250</text:p>
          </table:table-cell>
          <table:table-cell table:formula="of:=[.A12]*2*4" office:value-type="currency" office:currency="PLN" office:value="18000" calcext:value-type="currency">
            <text:p>18,000.00 PLN</text:p>
          </table:table-cell>
          <table:table-cell table:formula="of:=[.G12]*0.7" office:value-type="currency" office:currency="PLN" office:value="12600" calcext:value-type="currency">
            <text:p>12,600.00 PLN</text:p>
          </table:table-cell>
          <table:table-cell table:formula="of:=[.H12]*0.77" office:value-type="currency" office:currency="PLN" office:value="9702" calcext:value-type="currency">
            <text:p>9,702.00 PLN</text:p>
          </table:table-cell>
          <table:table-cell table:style-name="ce19" table:formula="of:=[.H12]*0.77-[.H12]*0.19" office:value-type="currency" office:currency="PLN" office:value="7308" calcext:value-type="currency">
            <text:p>7,308.00 PLN</text:p>
          </table:table-cell>
          <table:table-cell office:value-type="float" office:value="2250" calcext:value-type="float">
            <text:p>2,250</text:p>
          </table:table-cell>
          <table:table-cell table:formula="of:=[.A12]*3*4" office:value-type="currency" office:currency="PLN" office:value="27000" calcext:value-type="currency">
            <text:p>27,000.00 PLN</text:p>
          </table:table-cell>
          <table:table-cell table:formula="of:=[.L12]*0.7" office:value-type="currency" office:currency="PLN" office:value="18900" calcext:value-type="currency">
            <text:p>18,900.00 PLN</text:p>
          </table:table-cell>
          <table:table-cell table:formula="of:=[.M12]*0.77" office:value-type="currency" office:currency="PLN" office:value="14553" calcext:value-type="currency">
            <text:p>14,553.00 PLN</text:p>
          </table:table-cell>
          <table:table-cell table:formula="of:=[.M12]*0.77-[.M12]*0.19" office:value-type="currency" office:currency="PLN" office:value="10962" calcext:value-type="currency">
            <text:p>10,962.00 PLN</text:p>
          </table:table-cell>
          <table:table-cell office:value-type="float" office:value="2250" calcext:value-type="float">
            <text:p>2,250</text:p>
          </table:table-cell>
          <table:table-cell table:formula="of:=[.A12]*4*4" office:value-type="currency" office:currency="PLN" office:value="36000" calcext:value-type="currency">
            <text:p>36,000.00 PLN</text:p>
          </table:table-cell>
          <table:table-cell table:formula="of:=[.Q12]*0.7" office:value-type="currency" office:currency="PLN" office:value="25200" calcext:value-type="currency">
            <text:p>25,200.00 PLN</text:p>
          </table:table-cell>
          <table:table-cell table:formula="of:=[.R12]*0.77" office:value-type="currency" office:currency="PLN" office:value="19404" calcext:value-type="currency">
            <text:p>19,404.00 PLN</text:p>
          </table:table-cell>
          <table:table-cell table:formula="of:=[.R12]*0.77-[.R12]*0.19" office:value-type="currency" office:currency="PLN" office:value="14616" calcext:value-type="currency">
            <text:p>14,616.00 PLN</text:p>
          </table:table-cell>
        </table:table-row>
        <table:table-row table:style-name="ro3">
          <table:table-cell office:value-type="float" office:value="2500" calcext:value-type="float">
            <text:p>2,500</text:p>
          </table:table-cell>
          <table:table-cell table:formula="of:=[.A13]*4" office:value-type="currency" office:currency="PLN" office:value="10000" calcext:value-type="currency">
            <text:p>10,000.00 PLN</text:p>
          </table:table-cell>
          <table:table-cell table:formula="of:=[.B13]*0.7" office:value-type="currency" office:currency="PLN" office:value="7000" calcext:value-type="currency">
            <text:p>7,000.00 PLN</text:p>
          </table:table-cell>
          <table:table-cell table:formula="of:=[.C13]*0.77" office:value-type="currency" office:currency="PLN" office:value="5390" calcext:value-type="currency">
            <text:p>5,390.00 PLN</text:p>
          </table:table-cell>
          <table:table-cell table:formula="of:=[.C13]*0.77-[.C13]*0.19" office:value-type="currency" office:currency="PLN" office:value="4060" calcext:value-type="currency">
            <text:p>4,060.00 PLN</text:p>
          </table:table-cell>
          <table:table-cell office:value-type="float" office:value="2500" calcext:value-type="float">
            <text:p>2,500</text:p>
          </table:table-cell>
          <table:table-cell table:formula="of:=[.A13]*2*4" office:value-type="currency" office:currency="PLN" office:value="20000" calcext:value-type="currency">
            <text:p>20,000.00 PLN</text:p>
          </table:table-cell>
          <table:table-cell table:formula="of:=[.G13]*0.7" office:value-type="currency" office:currency="PLN" office:value="14000" calcext:value-type="currency">
            <text:p>14,000.00 PLN</text:p>
          </table:table-cell>
          <table:table-cell table:formula="of:=[.H13]*0.77" office:value-type="currency" office:currency="PLN" office:value="10780" calcext:value-type="currency">
            <text:p>10,780.00 PLN</text:p>
          </table:table-cell>
          <table:table-cell table:formula="of:=[.H13]*0.77-[.H13]*0.19" office:value-type="currency" office:currency="PLN" office:value="8120" calcext:value-type="currency">
            <text:p>8,120.00 PLN</text:p>
          </table:table-cell>
          <table:table-cell office:value-type="float" office:value="2500" calcext:value-type="float">
            <text:p>2,500</text:p>
          </table:table-cell>
          <table:table-cell table:formula="of:=[.A13]*3*4" office:value-type="currency" office:currency="PLN" office:value="30000" calcext:value-type="currency">
            <text:p>30,000.00 PLN</text:p>
          </table:table-cell>
          <table:table-cell table:formula="of:=[.L13]*0.7" office:value-type="currency" office:currency="PLN" office:value="21000" calcext:value-type="currency">
            <text:p>21,000.00 PLN</text:p>
          </table:table-cell>
          <table:table-cell table:formula="of:=[.M13]*0.77" office:value-type="currency" office:currency="PLN" office:value="16170" calcext:value-type="currency">
            <text:p>16,170.00 PLN</text:p>
          </table:table-cell>
          <table:table-cell table:formula="of:=[.M13]*0.77-[.M13]*0.19" office:value-type="currency" office:currency="PLN" office:value="12180" calcext:value-type="currency">
            <text:p>12,180.00 PLN</text:p>
          </table:table-cell>
          <table:table-cell office:value-type="float" office:value="2500" calcext:value-type="float">
            <text:p>2,500</text:p>
          </table:table-cell>
          <table:table-cell table:formula="of:=[.A13]*4*4" office:value-type="currency" office:currency="PLN" office:value="40000" calcext:value-type="currency">
            <text:p>40,000.00 PLN</text:p>
          </table:table-cell>
          <table:table-cell table:formula="of:=[.Q13]*0.7" office:value-type="currency" office:currency="PLN" office:value="28000" calcext:value-type="currency">
            <text:p>28,000.00 PLN</text:p>
          </table:table-cell>
          <table:table-cell table:formula="of:=[.R13]*0.77" office:value-type="currency" office:currency="PLN" office:value="21560" calcext:value-type="currency">
            <text:p>21,560.00 PLN</text:p>
          </table:table-cell>
          <table:table-cell table:formula="of:=[.R13]*0.77-[.R13]*0.19" office:value-type="currency" office:currency="PLN" office:value="16240" calcext:value-type="currency">
            <text:p>16,240.00 PLN</text:p>
          </table:table-cell>
        </table:table-row>
        <table:table-row table:style-name="ro3">
          <table:table-cell office:value-type="float" office:value="2750" calcext:value-type="float">
            <text:p>2,750</text:p>
          </table:table-cell>
          <table:table-cell table:formula="of:=[.A14]*4" office:value-type="currency" office:currency="PLN" office:value="11000" calcext:value-type="currency">
            <text:p>11,000.00 PLN</text:p>
          </table:table-cell>
          <table:table-cell table:formula="of:=[.B14]*0.7" office:value-type="currency" office:currency="PLN" office:value="7700" calcext:value-type="currency">
            <text:p>7,700.00 PLN</text:p>
          </table:table-cell>
          <table:table-cell table:formula="of:=[.C14]*0.77" office:value-type="currency" office:currency="PLN" office:value="5929" calcext:value-type="currency">
            <text:p>5,929.00 PLN</text:p>
          </table:table-cell>
          <table:table-cell table:formula="of:=[.C14]*0.77-[.C14]*0.19" office:value-type="currency" office:currency="PLN" office:value="4466" calcext:value-type="currency">
            <text:p>4,466.00 PLN</text:p>
          </table:table-cell>
          <table:table-cell office:value-type="float" office:value="2750" calcext:value-type="float">
            <text:p>2,750</text:p>
          </table:table-cell>
          <table:table-cell table:formula="of:=[.A14]*2*4" office:value-type="currency" office:currency="PLN" office:value="22000" calcext:value-type="currency">
            <text:p>22,000.00 PLN</text:p>
          </table:table-cell>
          <table:table-cell table:formula="of:=[.G14]*0.7" office:value-type="currency" office:currency="PLN" office:value="15400" calcext:value-type="currency">
            <text:p>15,400.00 PLN</text:p>
          </table:table-cell>
          <table:table-cell table:formula="of:=[.H14]*0.77" office:value-type="currency" office:currency="PLN" office:value="11858" calcext:value-type="currency">
            <text:p>11,858.00 PLN</text:p>
          </table:table-cell>
          <table:table-cell table:formula="of:=[.H14]*0.77-[.H14]*0.19" office:value-type="currency" office:currency="PLN" office:value="8932" calcext:value-type="currency">
            <text:p>8,932.00 PLN</text:p>
          </table:table-cell>
          <table:table-cell office:value-type="float" office:value="2750" calcext:value-type="float">
            <text:p>2,750</text:p>
          </table:table-cell>
          <table:table-cell table:formula="of:=[.A14]*3*4" office:value-type="currency" office:currency="PLN" office:value="33000" calcext:value-type="currency">
            <text:p>33,000.00 PLN</text:p>
          </table:table-cell>
          <table:table-cell table:formula="of:=[.L14]*0.7" office:value-type="currency" office:currency="PLN" office:value="23100" calcext:value-type="currency">
            <text:p>23,100.00 PLN</text:p>
          </table:table-cell>
          <table:table-cell table:formula="of:=[.M14]*0.77" office:value-type="currency" office:currency="PLN" office:value="17787" calcext:value-type="currency">
            <text:p>17,787.00 PLN</text:p>
          </table:table-cell>
          <table:table-cell table:formula="of:=[.M14]*0.77-[.M14]*0.19" office:value-type="currency" office:currency="PLN" office:value="13398" calcext:value-type="currency">
            <text:p>13,398.00 PLN</text:p>
          </table:table-cell>
          <table:table-cell office:value-type="float" office:value="2750" calcext:value-type="float">
            <text:p>2,750</text:p>
          </table:table-cell>
          <table:table-cell table:formula="of:=[.A14]*4*4" office:value-type="currency" office:currency="PLN" office:value="44000" calcext:value-type="currency">
            <text:p>44,000.00 PLN</text:p>
          </table:table-cell>
          <table:table-cell table:formula="of:=[.Q14]*0.7" office:value-type="currency" office:currency="PLN" office:value="30800" calcext:value-type="currency">
            <text:p>30,800.00 PLN</text:p>
          </table:table-cell>
          <table:table-cell table:formula="of:=[.R14]*0.77" office:value-type="currency" office:currency="PLN" office:value="23716" calcext:value-type="currency">
            <text:p>23,716.00 PLN</text:p>
          </table:table-cell>
          <table:table-cell table:formula="of:=[.R14]*0.77-[.R14]*0.19" office:value-type="currency" office:currency="PLN" office:value="17864" calcext:value-type="currency">
            <text:p>17,864.00 PLN</text:p>
          </table:table-cell>
        </table:table-row>
        <table:table-row table:style-name="ro3">
          <table:table-cell office:value-type="float" office:value="3000" calcext:value-type="float">
            <text:p>3,000</text:p>
          </table:table-cell>
          <table:table-cell table:formula="of:=[.A15]*4" office:value-type="currency" office:currency="PLN" office:value="12000" calcext:value-type="currency">
            <text:p>12,000.00 PLN</text:p>
          </table:table-cell>
          <table:table-cell table:formula="of:=[.B15]*0.7" office:value-type="currency" office:currency="PLN" office:value="8400" calcext:value-type="currency">
            <text:p>8,400.00 PLN</text:p>
          </table:table-cell>
          <table:table-cell table:formula="of:=[.C15]*0.77" office:value-type="currency" office:currency="PLN" office:value="6468" calcext:value-type="currency">
            <text:p>6,468.00 PLN</text:p>
          </table:table-cell>
          <table:table-cell table:style-name="ce18" table:formula="of:=[.C15]*0.77-[.C15]*0.19" office:value-type="currency" office:currency="PLN" office:value="4872" calcext:value-type="currency">
            <text:p>4,872.00 PLN</text:p>
          </table:table-cell>
          <table:table-cell office:value-type="float" office:value="3000" calcext:value-type="float">
            <text:p>3,000</text:p>
          </table:table-cell>
          <table:table-cell table:formula="of:=[.A15]*2*4" office:value-type="currency" office:currency="PLN" office:value="24000" calcext:value-type="currency">
            <text:p>24,000.00 PLN</text:p>
          </table:table-cell>
          <table:table-cell table:formula="of:=[.G15]*0.7" office:value-type="currency" office:currency="PLN" office:value="16800" calcext:value-type="currency">
            <text:p>16,800.00 PLN</text:p>
          </table:table-cell>
          <table:table-cell table:formula="of:=[.H15]*0.77" office:value-type="currency" office:currency="PLN" office:value="12936" calcext:value-type="currency">
            <text:p>12,936.00 PLN</text:p>
          </table:table-cell>
          <table:table-cell table:style-name="ce20" table:formula="of:=[.H15]*0.77-[.H15]*0.19" office:value-type="currency" office:currency="PLN" office:value="9744" calcext:value-type="currency">
            <text:p>9,744.00 PLN</text:p>
          </table:table-cell>
          <table:table-cell office:value-type="float" office:value="3000" calcext:value-type="float">
            <text:p>3,000</text:p>
          </table:table-cell>
          <table:table-cell table:formula="of:=[.A15]*3*4" office:value-type="currency" office:currency="PLN" office:value="36000" calcext:value-type="currency">
            <text:p>36,000.00 PLN</text:p>
          </table:table-cell>
          <table:table-cell table:formula="of:=[.L15]*0.7" office:value-type="currency" office:currency="PLN" office:value="25200" calcext:value-type="currency">
            <text:p>25,200.00 PLN</text:p>
          </table:table-cell>
          <table:table-cell table:formula="of:=[.M15]*0.77" office:value-type="currency" office:currency="PLN" office:value="19404" calcext:value-type="currency">
            <text:p>19,404.00 PLN</text:p>
          </table:table-cell>
          <table:table-cell table:formula="of:=[.M15]*0.77-[.M15]*0.19" office:value-type="currency" office:currency="PLN" office:value="14616" calcext:value-type="currency">
            <text:p>14,616.00 PLN</text:p>
          </table:table-cell>
          <table:table-cell office:value-type="float" office:value="3000" calcext:value-type="float">
            <text:p>3,000</text:p>
          </table:table-cell>
          <table:table-cell table:formula="of:=[.A15]*4*4" office:value-type="currency" office:currency="PLN" office:value="48000" calcext:value-type="currency">
            <text:p>48,000.00 PLN</text:p>
          </table:table-cell>
          <table:table-cell table:formula="of:=[.Q15]*0.7" office:value-type="currency" office:currency="PLN" office:value="33600" calcext:value-type="currency">
            <text:p>33,600.00 PLN</text:p>
          </table:table-cell>
          <table:table-cell table:formula="of:=[.R15]*0.77" office:value-type="currency" office:currency="PLN" office:value="25872" calcext:value-type="currency">
            <text:p>25,872.00 PLN</text:p>
          </table:table-cell>
          <table:table-cell table:formula="of:=[.R15]*0.77-[.R15]*0.19" office:value-type="currency" office:currency="PLN" office:value="19488" calcext:value-type="currency">
            <text:p>19,488.00 PLN</text:p>
          </table:table-cell>
        </table:table-row>
        <table:table-row table:style-name="ro3">
          <table:table-cell office:value-type="float" office:value="3500" calcext:value-type="float">
            <text:p>3,500</text:p>
          </table:table-cell>
          <table:table-cell table:formula="of:=[.A16]*4" office:value-type="currency" office:currency="PLN" office:value="14000" calcext:value-type="currency">
            <text:p>14,000.00 PLN</text:p>
          </table:table-cell>
          <table:table-cell table:formula="of:=[.B16]*0.7" office:value-type="currency" office:currency="PLN" office:value="9800" calcext:value-type="currency">
            <text:p>9,800.00 PLN</text:p>
          </table:table-cell>
          <table:table-cell table:formula="of:=[.C16]*0.77" office:value-type="currency" office:currency="PLN" office:value="7546" calcext:value-type="currency">
            <text:p>7,546.00 PLN</text:p>
          </table:table-cell>
          <table:table-cell table:formula="of:=[.C16]*0.77-[.C16]*0.19" office:value-type="currency" office:currency="PLN" office:value="5684" calcext:value-type="currency">
            <text:p>5,684.00 PLN</text:p>
          </table:table-cell>
          <table:table-cell office:value-type="float" office:value="3500" calcext:value-type="float">
            <text:p>3,500</text:p>
          </table:table-cell>
          <table:table-cell table:formula="of:=[.A16]*2*4" office:value-type="currency" office:currency="PLN" office:value="28000" calcext:value-type="currency">
            <text:p>28,000.00 PLN</text:p>
          </table:table-cell>
          <table:table-cell table:formula="of:=[.G16]*0.7" office:value-type="currency" office:currency="PLN" office:value="19600" calcext:value-type="currency">
            <text:p>19,600.00 PLN</text:p>
          </table:table-cell>
          <table:table-cell table:formula="of:=[.H16]*0.77" office:value-type="currency" office:currency="PLN" office:value="15092" calcext:value-type="currency">
            <text:p>15,092.00 PLN</text:p>
          </table:table-cell>
          <table:table-cell table:formula="of:=[.H16]*0.77-[.H16]*0.19" office:value-type="currency" office:currency="PLN" office:value="11368" calcext:value-type="currency">
            <text:p>11,368.00 PLN</text:p>
          </table:table-cell>
          <table:table-cell office:value-type="float" office:value="3500" calcext:value-type="float">
            <text:p>3,500</text:p>
          </table:table-cell>
          <table:table-cell table:formula="of:=[.A16]*3*4" office:value-type="currency" office:currency="PLN" office:value="42000" calcext:value-type="currency">
            <text:p>42,000.00 PLN</text:p>
          </table:table-cell>
          <table:table-cell table:formula="of:=[.L16]*0.7" office:value-type="currency" office:currency="PLN" office:value="29400" calcext:value-type="currency">
            <text:p>29,400.00 PLN</text:p>
          </table:table-cell>
          <table:table-cell table:formula="of:=[.M16]*0.77" office:value-type="currency" office:currency="PLN" office:value="22638" calcext:value-type="currency">
            <text:p>22,638.00 PLN</text:p>
          </table:table-cell>
          <table:table-cell table:formula="of:=[.M16]*0.77-[.M16]*0.19" office:value-type="currency" office:currency="PLN" office:value="17052" calcext:value-type="currency">
            <text:p>17,052.00 PLN</text:p>
          </table:table-cell>
          <table:table-cell office:value-type="float" office:value="3500" calcext:value-type="float">
            <text:p>3,500</text:p>
          </table:table-cell>
          <table:table-cell table:formula="of:=[.A16]*4*4" office:value-type="currency" office:currency="PLN" office:value="56000" calcext:value-type="currency">
            <text:p>56,000.00 PLN</text:p>
          </table:table-cell>
          <table:table-cell table:formula="of:=[.Q16]*0.7" office:value-type="currency" office:currency="PLN" office:value="39200" calcext:value-type="currency">
            <text:p>39,200.00 PLN</text:p>
          </table:table-cell>
          <table:table-cell table:formula="of:=[.R16]*0.77" office:value-type="currency" office:currency="PLN" office:value="30184" calcext:value-type="currency">
            <text:p>30,184.00 PLN</text:p>
          </table:table-cell>
          <table:table-cell table:formula="of:=[.R16]*0.77-[.R16]*0.19" office:value-type="currency" office:currency="PLN" office:value="22736" calcext:value-type="currency">
            <text:p>22,736.00 PLN</text:p>
          </table:table-cell>
        </table:table-row>
        <table:table-row table:style-name="ro3">
          <table:table-cell office:value-type="float" office:value="4000" calcext:value-type="float">
            <text:p>4,000</text:p>
          </table:table-cell>
          <table:table-cell table:formula="of:=[.A17]*4" office:value-type="currency" office:currency="PLN" office:value="16000" calcext:value-type="currency">
            <text:p>16,000.00 PLN</text:p>
          </table:table-cell>
          <table:table-cell table:formula="of:=[.B17]*0.7" office:value-type="currency" office:currency="PLN" office:value="11200" calcext:value-type="currency">
            <text:p>11,200.00 PLN</text:p>
          </table:table-cell>
          <table:table-cell table:formula="of:=[.C17]*0.77" office:value-type="currency" office:currency="PLN" office:value="8624" calcext:value-type="currency">
            <text:p>8,624.00 PLN</text:p>
          </table:table-cell>
          <table:table-cell table:formula="of:=[.C17]*0.77-[.C17]*0.19" office:value-type="currency" office:currency="PLN" office:value="6496" calcext:value-type="currency">
            <text:p>6,496.00 PLN</text:p>
          </table:table-cell>
          <table:table-cell office:value-type="float" office:value="4000" calcext:value-type="float">
            <text:p>4,000</text:p>
          </table:table-cell>
          <table:table-cell table:formula="of:=[.A17]*2*4" office:value-type="currency" office:currency="PLN" office:value="32000" calcext:value-type="currency">
            <text:p>32,000.00 PLN</text:p>
          </table:table-cell>
          <table:table-cell table:formula="of:=[.G17]*0.7" office:value-type="currency" office:currency="PLN" office:value="22400" calcext:value-type="currency">
            <text:p>22,400.00 PLN</text:p>
          </table:table-cell>
          <table:table-cell table:formula="of:=[.H17]*0.77" office:value-type="currency" office:currency="PLN" office:value="17248" calcext:value-type="currency">
            <text:p>17,248.00 PLN</text:p>
          </table:table-cell>
          <table:table-cell table:style-name="ce21" table:formula="of:=[.H17]*0.77-[.H17]*0.19" office:value-type="currency" office:currency="PLN" office:value="12992" calcext:value-type="currency">
            <text:p>12,992.00 PLN</text:p>
          </table:table-cell>
          <table:table-cell office:value-type="float" office:value="4000" calcext:value-type="float">
            <text:p>4,000</text:p>
          </table:table-cell>
          <table:table-cell table:formula="of:=[.A17]*3*4" office:value-type="currency" office:currency="PLN" office:value="48000" calcext:value-type="currency">
            <text:p>48,000.00 PLN</text:p>
          </table:table-cell>
          <table:table-cell table:formula="of:=[.L17]*0.7" office:value-type="currency" office:currency="PLN" office:value="33600" calcext:value-type="currency">
            <text:p>33,600.00 PLN</text:p>
          </table:table-cell>
          <table:table-cell table:formula="of:=[.M17]*0.77" office:value-type="currency" office:currency="PLN" office:value="25872" calcext:value-type="currency">
            <text:p>25,872.00 PLN</text:p>
          </table:table-cell>
          <table:table-cell table:formula="of:=[.M17]*0.77-[.M17]*0.19" office:value-type="currency" office:currency="PLN" office:value="19488" calcext:value-type="currency">
            <text:p>19,488.00 PLN</text:p>
          </table:table-cell>
          <table:table-cell office:value-type="float" office:value="4000" calcext:value-type="float">
            <text:p>4,000</text:p>
          </table:table-cell>
          <table:table-cell table:formula="of:=[.A17]*4*4" office:value-type="currency" office:currency="PLN" office:value="64000" calcext:value-type="currency">
            <text:p>64,000.00 PLN</text:p>
          </table:table-cell>
          <table:table-cell table:formula="of:=[.Q17]*0.7" office:value-type="currency" office:currency="PLN" office:value="44800" calcext:value-type="currency">
            <text:p>44,800.00 PLN</text:p>
          </table:table-cell>
          <table:table-cell table:formula="of:=[.R17]*0.77" office:value-type="currency" office:currency="PLN" office:value="34496" calcext:value-type="currency">
            <text:p>34,496.00 PLN</text:p>
          </table:table-cell>
          <table:table-cell table:formula="of:=[.R17]*0.77-[.R17]*0.19" office:value-type="currency" office:currency="PLN" office:value="25984" calcext:value-type="currency">
            <text:p>25,984.00 PLN</text:p>
          </table:table-cell>
        </table:table-row>
        <table:table-row table:style-name="ro3">
          <table:table-cell office:value-type="float" office:value="4500" calcext:value-type="float">
            <text:p>4,500</text:p>
          </table:table-cell>
          <table:table-cell table:formula="of:=[.A18]*4" office:value-type="currency" office:currency="PLN" office:value="18000" calcext:value-type="currency">
            <text:p>18,000.00 PLN</text:p>
          </table:table-cell>
          <table:table-cell table:formula="of:=[.B18]*0.7" office:value-type="currency" office:currency="PLN" office:value="12600" calcext:value-type="currency">
            <text:p>12,600.00 PLN</text:p>
          </table:table-cell>
          <table:table-cell table:formula="of:=[.C18]*0.77" office:value-type="currency" office:currency="PLN" office:value="9702" calcext:value-type="currency">
            <text:p>9,702.00 PLN</text:p>
          </table:table-cell>
          <table:table-cell table:style-name="ce19" table:formula="of:=[.C18]*0.77-[.C18]*0.19" office:value-type="currency" office:currency="PLN" office:value="7308" calcext:value-type="currency">
            <text:p>7,308.00 PLN</text:p>
          </table:table-cell>
          <table:table-cell office:value-type="float" office:value="4500" calcext:value-type="float">
            <text:p>4,500</text:p>
          </table:table-cell>
          <table:table-cell table:formula="of:=[.A18]*2*4" office:value-type="currency" office:currency="PLN" office:value="36000" calcext:value-type="currency">
            <text:p>36,000.00 PLN</text:p>
          </table:table-cell>
          <table:table-cell table:formula="of:=[.G18]*0.7" office:value-type="currency" office:currency="PLN" office:value="25200" calcext:value-type="currency">
            <text:p>25,200.00 PLN</text:p>
          </table:table-cell>
          <table:table-cell table:formula="of:=[.H18]*0.77" office:value-type="currency" office:currency="PLN" office:value="19404" calcext:value-type="currency">
            <text:p>19,404.00 PLN</text:p>
          </table:table-cell>
          <table:table-cell table:formula="of:=[.H18]*0.77-[.H18]*0.19" office:value-type="currency" office:currency="PLN" office:value="14616" calcext:value-type="currency">
            <text:p>14,616.00 PLN</text:p>
          </table:table-cell>
          <table:table-cell office:value-type="float" office:value="4500" calcext:value-type="float">
            <text:p>4,500</text:p>
          </table:table-cell>
          <table:table-cell table:formula="of:=[.A18]*3*4" office:value-type="currency" office:currency="PLN" office:value="54000" calcext:value-type="currency">
            <text:p>54,000.00 PLN</text:p>
          </table:table-cell>
          <table:table-cell table:formula="of:=[.L18]*0.7" office:value-type="currency" office:currency="PLN" office:value="37800" calcext:value-type="currency">
            <text:p>37,800.00 PLN</text:p>
          </table:table-cell>
          <table:table-cell table:formula="of:=[.M18]*0.77" office:value-type="currency" office:currency="PLN" office:value="29106" calcext:value-type="currency">
            <text:p>29,106.00 PLN</text:p>
          </table:table-cell>
          <table:table-cell table:formula="of:=[.M18]*0.77-[.M18]*0.19" office:value-type="currency" office:currency="PLN" office:value="21924" calcext:value-type="currency">
            <text:p>21,924.00 PLN</text:p>
          </table:table-cell>
          <table:table-cell office:value-type="float" office:value="4500" calcext:value-type="float">
            <text:p>4,500</text:p>
          </table:table-cell>
          <table:table-cell table:formula="of:=[.A18]*4*4" office:value-type="currency" office:currency="PLN" office:value="72000" calcext:value-type="currency">
            <text:p>72,000.00 PLN</text:p>
          </table:table-cell>
          <table:table-cell table:formula="of:=[.Q18]*0.7" office:value-type="currency" office:currency="PLN" office:value="50400" calcext:value-type="currency">
            <text:p>50,400.00 PLN</text:p>
          </table:table-cell>
          <table:table-cell table:formula="of:=[.R18]*0.77" office:value-type="currency" office:currency="PLN" office:value="38808" calcext:value-type="currency">
            <text:p>38,808.00 PLN</text:p>
          </table:table-cell>
          <table:table-cell table:formula="of:=[.R18]*0.77-[.R18]*0.19" office:value-type="currency" office:currency="PLN" office:value="29232" calcext:value-type="currency">
            <text:p>29,232.00 PLN</text:p>
          </table:table-cell>
        </table:table-row>
        <table:table-row table:style-name="ro3">
          <table:table-cell office:value-type="float" office:value="5000" calcext:value-type="float">
            <text:p>5,000</text:p>
          </table:table-cell>
          <table:table-cell table:formula="of:=[.A19]*4" office:value-type="currency" office:currency="PLN" office:value="20000" calcext:value-type="currency">
            <text:p>20,000.00 PLN</text:p>
          </table:table-cell>
          <table:table-cell table:formula="of:=[.B19]*0.7" office:value-type="currency" office:currency="PLN" office:value="14000" calcext:value-type="currency">
            <text:p>14,000.00 PLN</text:p>
          </table:table-cell>
          <table:table-cell table:formula="of:=[.C19]*0.77" office:value-type="currency" office:currency="PLN" office:value="10780" calcext:value-type="currency">
            <text:p>10,780.00 PLN</text:p>
          </table:table-cell>
          <table:table-cell table:formula="of:=[.C19]*0.77-[.C19]*0.19" office:value-type="currency" office:currency="PLN" office:value="8120" calcext:value-type="currency">
            <text:p>8,120.00 PLN</text:p>
          </table:table-cell>
          <table:table-cell office:value-type="float" office:value="5000" calcext:value-type="float">
            <text:p>5,000</text:p>
          </table:table-cell>
          <table:table-cell table:formula="of:=[.A19]*2*4" office:value-type="currency" office:currency="PLN" office:value="40000" calcext:value-type="currency">
            <text:p>40,000.00 PLN</text:p>
          </table:table-cell>
          <table:table-cell table:formula="of:=[.G19]*0.7" office:value-type="currency" office:currency="PLN" office:value="28000" calcext:value-type="currency">
            <text:p>28,000.00 PLN</text:p>
          </table:table-cell>
          <table:table-cell table:formula="of:=[.H19]*0.77" office:value-type="currency" office:currency="PLN" office:value="21560" calcext:value-type="currency">
            <text:p>21,560.00 PLN</text:p>
          </table:table-cell>
          <table:table-cell table:formula="of:=[.H19]*0.77-[.H19]*0.19" office:value-type="currency" office:currency="PLN" office:value="16240" calcext:value-type="currency">
            <text:p>16,240.00 PLN</text:p>
          </table:table-cell>
          <table:table-cell office:value-type="float" office:value="5000" calcext:value-type="float">
            <text:p>5,000</text:p>
          </table:table-cell>
          <table:table-cell table:formula="of:=[.A19]*3*4" office:value-type="currency" office:currency="PLN" office:value="60000" calcext:value-type="currency">
            <text:p>60,000.00 PLN</text:p>
          </table:table-cell>
          <table:table-cell table:formula="of:=[.L19]*0.7" office:value-type="currency" office:currency="PLN" office:value="42000" calcext:value-type="currency">
            <text:p>42,000.00 PLN</text:p>
          </table:table-cell>
          <table:table-cell table:formula="of:=[.M19]*0.77" office:value-type="currency" office:currency="PLN" office:value="32340" calcext:value-type="currency">
            <text:p>32,340.00 PLN</text:p>
          </table:table-cell>
          <table:table-cell table:formula="of:=[.M19]*0.77-[.M19]*0.19" office:value-type="currency" office:currency="PLN" office:value="24360" calcext:value-type="currency">
            <text:p>24,360.00 PLN</text:p>
          </table:table-cell>
          <table:table-cell office:value-type="float" office:value="5000" calcext:value-type="float">
            <text:p>5,000</text:p>
          </table:table-cell>
          <table:table-cell table:formula="of:=[.A19]*4*4" office:value-type="currency" office:currency="PLN" office:value="80000" calcext:value-type="currency">
            <text:p>80,000.00 PLN</text:p>
          </table:table-cell>
          <table:table-cell table:formula="of:=[.Q19]*0.7" office:value-type="currency" office:currency="PLN" office:value="56000" calcext:value-type="currency">
            <text:p>56,000.00 PLN</text:p>
          </table:table-cell>
          <table:table-cell table:formula="of:=[.R19]*0.77" office:value-type="currency" office:currency="PLN" office:value="43120" calcext:value-type="currency">
            <text:p>43,120.00 PLN</text:p>
          </table:table-cell>
          <table:table-cell table:formula="of:=[.R19]*0.77-[.R19]*0.19" office:value-type="currency" office:currency="PLN" office:value="32480" calcext:value-type="currency">
            <text:p>32,480.00 PLN</text:p>
          </table:table-cell>
        </table:table-row>
        <table:table-row table:style-name="ro3">
          <table:table-cell office:value-type="float" office:value="6000" calcext:value-type="float">
            <text:p>6,000</text:p>
          </table:table-cell>
          <table:table-cell table:formula="of:=[.A20]*4" office:value-type="currency" office:currency="PLN" office:value="24000" calcext:value-type="currency">
            <text:p>24,000.00 PLN</text:p>
          </table:table-cell>
          <table:table-cell table:formula="of:=[.B20]*0.7" office:value-type="currency" office:currency="PLN" office:value="16800" calcext:value-type="currency">
            <text:p>16,800.00 PLN</text:p>
          </table:table-cell>
          <table:table-cell table:formula="of:=[.C20]*0.77" office:value-type="currency" office:currency="PLN" office:value="12936" calcext:value-type="currency">
            <text:p>12,936.00 PLN</text:p>
          </table:table-cell>
          <table:table-cell table:style-name="ce20" table:formula="of:=[.C20]*0.77-[.C20]*0.19" office:value-type="currency" office:currency="PLN" office:value="9744" calcext:value-type="currency">
            <text:p>9,744.00 PLN</text:p>
          </table:table-cell>
          <table:table-cell office:value-type="float" office:value="6000" calcext:value-type="float">
            <text:p>6,000</text:p>
          </table:table-cell>
          <table:table-cell table:formula="of:=[.A20]*2*4" office:value-type="currency" office:currency="PLN" office:value="48000" calcext:value-type="currency">
            <text:p>48,000.00 PLN</text:p>
          </table:table-cell>
          <table:table-cell table:formula="of:=[.G20]*0.7" office:value-type="currency" office:currency="PLN" office:value="33600" calcext:value-type="currency">
            <text:p>33,600.00 PLN</text:p>
          </table:table-cell>
          <table:table-cell table:formula="of:=[.H20]*0.77" office:value-type="currency" office:currency="PLN" office:value="25872" calcext:value-type="currency">
            <text:p>25,872.00 PLN</text:p>
          </table:table-cell>
          <table:table-cell table:formula="of:=[.H20]*0.77-[.H20]*0.19" office:value-type="currency" office:currency="PLN" office:value="19488" calcext:value-type="currency">
            <text:p>19,488.00 PLN</text:p>
          </table:table-cell>
          <table:table-cell office:value-type="float" office:value="6000" calcext:value-type="float">
            <text:p>6,000</text:p>
          </table:table-cell>
          <table:table-cell table:formula="of:=[.A20]*3*4" office:value-type="currency" office:currency="PLN" office:value="72000" calcext:value-type="currency">
            <text:p>72,000.00 PLN</text:p>
          </table:table-cell>
          <table:table-cell table:formula="of:=[.L20]*0.7" office:value-type="currency" office:currency="PLN" office:value="50400" calcext:value-type="currency">
            <text:p>50,400.00 PLN</text:p>
          </table:table-cell>
          <table:table-cell table:formula="of:=[.M20]*0.77" office:value-type="currency" office:currency="PLN" office:value="38808" calcext:value-type="currency">
            <text:p>38,808.00 PLN</text:p>
          </table:table-cell>
          <table:table-cell table:formula="of:=[.M20]*0.77-[.M20]*0.19" office:value-type="currency" office:currency="PLN" office:value="29232" calcext:value-type="currency">
            <text:p>29,232.00 PLN</text:p>
          </table:table-cell>
          <table:table-cell office:value-type="float" office:value="6000" calcext:value-type="float">
            <text:p>6,000</text:p>
          </table:table-cell>
          <table:table-cell table:formula="of:=[.A20]*4*4" office:value-type="currency" office:currency="PLN" office:value="96000" calcext:value-type="currency">
            <text:p>96,000.00 PLN</text:p>
          </table:table-cell>
          <table:table-cell table:formula="of:=[.Q20]*0.7" office:value-type="currency" office:currency="PLN" office:value="67200" calcext:value-type="currency">
            <text:p>67,200.00 PLN</text:p>
          </table:table-cell>
          <table:table-cell table:formula="of:=[.R20]*0.77" office:value-type="currency" office:currency="PLN" office:value="51744" calcext:value-type="currency">
            <text:p>51,744.00 PLN</text:p>
          </table:table-cell>
          <table:table-cell table:formula="of:=[.R20]*0.77-[.R20]*0.19" office:value-type="currency" office:currency="PLN" office:value="38976" calcext:value-type="currency">
            <text:p>38,976.00 PLN</text:p>
          </table:table-cell>
        </table:table-row>
        <table:table-row table:style-name="ro3">
          <table:table-cell office:value-type="float" office:value="7000" calcext:value-type="float">
            <text:p>7,000</text:p>
          </table:table-cell>
          <table:table-cell table:formula="of:=[.A21]*4" office:value-type="currency" office:currency="PLN" office:value="28000" calcext:value-type="currency">
            <text:p>28,000.00 PLN</text:p>
          </table:table-cell>
          <table:table-cell table:formula="of:=[.B21]*0.7" office:value-type="currency" office:currency="PLN" office:value="19600" calcext:value-type="currency">
            <text:p>19,600.00 PLN</text:p>
          </table:table-cell>
          <table:table-cell table:formula="of:=[.C21]*0.77" office:value-type="currency" office:currency="PLN" office:value="15092" calcext:value-type="currency">
            <text:p>15,092.00 PLN</text:p>
          </table:table-cell>
          <table:table-cell table:formula="of:=[.C21]*0.77-[.C21]*0.19" office:value-type="currency" office:currency="PLN" office:value="11368" calcext:value-type="currency">
            <text:p>11,368.00 PLN</text:p>
          </table:table-cell>
          <table:table-cell office:value-type="float" office:value="7000" calcext:value-type="float">
            <text:p>7,000</text:p>
          </table:table-cell>
          <table:table-cell table:formula="of:=[.A21]*2*4" office:value-type="currency" office:currency="PLN" office:value="56000" calcext:value-type="currency">
            <text:p>56,000.00 PLN</text:p>
          </table:table-cell>
          <table:table-cell table:formula="of:=[.G21]*0.7" office:value-type="currency" office:currency="PLN" office:value="39200" calcext:value-type="currency">
            <text:p>39,200.00 PLN</text:p>
          </table:table-cell>
          <table:table-cell table:formula="of:=[.H21]*0.77" office:value-type="currency" office:currency="PLN" office:value="30184" calcext:value-type="currency">
            <text:p>30,184.00 PLN</text:p>
          </table:table-cell>
          <table:table-cell table:formula="of:=[.H21]*0.77-[.H21]*0.19" office:value-type="currency" office:currency="PLN" office:value="22736" calcext:value-type="currency">
            <text:p>22,736.00 PLN</text:p>
          </table:table-cell>
          <table:table-cell office:value-type="float" office:value="7000" calcext:value-type="float">
            <text:p>7,000</text:p>
          </table:table-cell>
          <table:table-cell table:formula="of:=[.A21]*3*4" office:value-type="currency" office:currency="PLN" office:value="84000" calcext:value-type="currency">
            <text:p>84,000.00 PLN</text:p>
          </table:table-cell>
          <table:table-cell table:formula="of:=[.L21]*0.7" office:value-type="currency" office:currency="PLN" office:value="58800" calcext:value-type="currency">
            <text:p>58,800.00 PLN</text:p>
          </table:table-cell>
          <table:table-cell table:formula="of:=[.M21]*0.77" office:value-type="currency" office:currency="PLN" office:value="45276" calcext:value-type="currency">
            <text:p>45,276.00 PLN</text:p>
          </table:table-cell>
          <table:table-cell table:formula="of:=[.M21]*0.77-[.M21]*0.19" office:value-type="currency" office:currency="PLN" office:value="34104" calcext:value-type="currency">
            <text:p>34,104.00 PLN</text:p>
          </table:table-cell>
          <table:table-cell office:value-type="float" office:value="7000" calcext:value-type="float">
            <text:p>7,000</text:p>
          </table:table-cell>
          <table:table-cell table:formula="of:=[.A21]*4*4" office:value-type="currency" office:currency="PLN" office:value="112000" calcext:value-type="currency">
            <text:p>112,000.00 PLN</text:p>
          </table:table-cell>
          <table:table-cell table:formula="of:=[.Q21]*0.7" office:value-type="currency" office:currency="PLN" office:value="78400" calcext:value-type="currency">
            <text:p>78,400.00 PLN</text:p>
          </table:table-cell>
          <table:table-cell table:formula="of:=[.R21]*0.77" office:value-type="currency" office:currency="PLN" office:value="60368" calcext:value-type="currency">
            <text:p>60,368.00 PLN</text:p>
          </table:table-cell>
          <table:table-cell table:formula="of:=[.R21]*0.77-[.R21]*0.19" office:value-type="currency" office:currency="PLN" office:value="45472" calcext:value-type="currency">
            <text:p>45,472.00 PLN</text:p>
          </table:table-cell>
        </table:table-row>
        <table:table-row table:style-name="ro3">
          <table:table-cell office:value-type="float" office:value="8000" calcext:value-type="float">
            <text:p>8,000</text:p>
          </table:table-cell>
          <table:table-cell table:formula="of:=[.A22]*4" office:value-type="currency" office:currency="PLN" office:value="32000" calcext:value-type="currency">
            <text:p>32,000.00 PLN</text:p>
          </table:table-cell>
          <table:table-cell table:formula="of:=[.B22]*0.7" office:value-type="currency" office:currency="PLN" office:value="22400" calcext:value-type="currency">
            <text:p>22,400.00 PLN</text:p>
          </table:table-cell>
          <table:table-cell table:formula="of:=[.C22]*0.77" office:value-type="currency" office:currency="PLN" office:value="17248" calcext:value-type="currency">
            <text:p>17,248.00 PLN</text:p>
          </table:table-cell>
          <table:table-cell table:style-name="ce21" table:formula="of:=[.C22]*0.77-[.C22]*0.19" office:value-type="currency" office:currency="PLN" office:value="12992" calcext:value-type="currency">
            <text:p>12,992.00 PLN</text:p>
          </table:table-cell>
          <table:table-cell office:value-type="float" office:value="8000" calcext:value-type="float">
            <text:p>8,000</text:p>
          </table:table-cell>
          <table:table-cell table:formula="of:=[.A22]*2*4" office:value-type="currency" office:currency="PLN" office:value="64000" calcext:value-type="currency">
            <text:p>64,000.00 PLN</text:p>
          </table:table-cell>
          <table:table-cell table:formula="of:=[.G22]*0.7" office:value-type="currency" office:currency="PLN" office:value="44800" calcext:value-type="currency">
            <text:p>44,800.00 PLN</text:p>
          </table:table-cell>
          <table:table-cell table:formula="of:=[.H22]*0.77" office:value-type="currency" office:currency="PLN" office:value="34496" calcext:value-type="currency">
            <text:p>34,496.00 PLN</text:p>
          </table:table-cell>
          <table:table-cell table:formula="of:=[.H22]*0.77-[.H22]*0.19" office:value-type="currency" office:currency="PLN" office:value="25984" calcext:value-type="currency">
            <text:p>25,984.00 PLN</text:p>
          </table:table-cell>
          <table:table-cell office:value-type="float" office:value="8000" calcext:value-type="float">
            <text:p>8,000</text:p>
          </table:table-cell>
          <table:table-cell table:formula="of:=[.A22]*3*4" office:value-type="currency" office:currency="PLN" office:value="96000" calcext:value-type="currency">
            <text:p>96,000.00 PLN</text:p>
          </table:table-cell>
          <table:table-cell table:formula="of:=[.L22]*0.7" office:value-type="currency" office:currency="PLN" office:value="67200" calcext:value-type="currency">
            <text:p>67,200.00 PLN</text:p>
          </table:table-cell>
          <table:table-cell table:formula="of:=[.M22]*0.77" office:value-type="currency" office:currency="PLN" office:value="51744" calcext:value-type="currency">
            <text:p>51,744.00 PLN</text:p>
          </table:table-cell>
          <table:table-cell table:formula="of:=[.M22]*0.77-[.M22]*0.19" office:value-type="currency" office:currency="PLN" office:value="38976" calcext:value-type="currency">
            <text:p>38,976.00 PLN</text:p>
          </table:table-cell>
          <table:table-cell office:value-type="float" office:value="8000" calcext:value-type="float">
            <text:p>8,000</text:p>
          </table:table-cell>
          <table:table-cell table:formula="of:=[.A22]*4*4" office:value-type="currency" office:currency="PLN" office:value="128000" calcext:value-type="currency">
            <text:p>128,000.00 PLN</text:p>
          </table:table-cell>
          <table:table-cell table:formula="of:=[.Q22]*0.7" office:value-type="currency" office:currency="PLN" office:value="89600" calcext:value-type="currency">
            <text:p>89,600.00 PLN</text:p>
          </table:table-cell>
          <table:table-cell table:formula="of:=[.R22]*0.77" office:value-type="currency" office:currency="PLN" office:value="68992" calcext:value-type="currency">
            <text:p>68,992.00 PLN</text:p>
          </table:table-cell>
          <table:table-cell table:formula="of:=[.R22]*0.77-[.R22]*0.19" office:value-type="currency" office:currency="PLN" office:value="51968" calcext:value-type="currency">
            <text:p>51,968.00 PLN</text:p>
          </table:table-cell>
        </table:table-row>
        <table:table-row table:style-name="ro3">
          <table:table-cell office:value-type="float" office:value="10000" calcext:value-type="float">
            <text:p>10,000</text:p>
          </table:table-cell>
          <table:table-cell table:formula="of:=[.A23]*4" office:value-type="currency" office:currency="PLN" office:value="40000" calcext:value-type="currency">
            <text:p>40,000.00 PLN</text:p>
          </table:table-cell>
          <table:table-cell table:formula="of:=[.B23]*0.7" office:value-type="currency" office:currency="PLN" office:value="28000" calcext:value-type="currency">
            <text:p>28,000.00 PLN</text:p>
          </table:table-cell>
          <table:table-cell table:formula="of:=[.C23]*0.77" office:value-type="currency" office:currency="PLN" office:value="21560" calcext:value-type="currency">
            <text:p>21,560.00 PLN</text:p>
          </table:table-cell>
          <table:table-cell table:formula="of:=[.C23]*0.77-[.C23]*0.19" office:value-type="currency" office:currency="PLN" office:value="16240" calcext:value-type="currency">
            <text:p>16,240.00 PLN</text:p>
          </table:table-cell>
          <table:table-cell office:value-type="float" office:value="10000" calcext:value-type="float">
            <text:p>10,000</text:p>
          </table:table-cell>
          <table:table-cell table:formula="of:=[.A23]*2*4" office:value-type="currency" office:currency="PLN" office:value="80000" calcext:value-type="currency">
            <text:p>80,000.00 PLN</text:p>
          </table:table-cell>
          <table:table-cell table:formula="of:=[.G23]*0.7" office:value-type="currency" office:currency="PLN" office:value="56000" calcext:value-type="currency">
            <text:p>56,000.00 PLN</text:p>
          </table:table-cell>
          <table:table-cell table:formula="of:=[.H23]*0.77" office:value-type="currency" office:currency="PLN" office:value="43120" calcext:value-type="currency">
            <text:p>43,120.00 PLN</text:p>
          </table:table-cell>
          <table:table-cell table:formula="of:=[.H23]*0.77-[.H23]*0.19" office:value-type="currency" office:currency="PLN" office:value="32480" calcext:value-type="currency">
            <text:p>32,480.00 PLN</text:p>
          </table:table-cell>
          <table:table-cell office:value-type="float" office:value="10000" calcext:value-type="float">
            <text:p>10,000</text:p>
          </table:table-cell>
          <table:table-cell table:formula="of:=[.A23]*3*4" office:value-type="currency" office:currency="PLN" office:value="120000" calcext:value-type="currency">
            <text:p>120,000.00 PLN</text:p>
          </table:table-cell>
          <table:table-cell table:formula="of:=[.L23]*0.7" office:value-type="currency" office:currency="PLN" office:value="84000" calcext:value-type="currency">
            <text:p>84,000.00 PLN</text:p>
          </table:table-cell>
          <table:table-cell table:formula="of:=[.M23]*0.77" office:value-type="currency" office:currency="PLN" office:value="64680" calcext:value-type="currency">
            <text:p>64,680.00 PLN</text:p>
          </table:table-cell>
          <table:table-cell table:formula="of:=[.M23]*0.77-[.M23]*0.19" office:value-type="currency" office:currency="PLN" office:value="48720" calcext:value-type="currency">
            <text:p>48,720.00 PLN</text:p>
          </table:table-cell>
          <table:table-cell office:value-type="float" office:value="10000" calcext:value-type="float">
            <text:p>10,000</text:p>
          </table:table-cell>
          <table:table-cell table:formula="of:=[.A23]*4*4" office:value-type="currency" office:currency="PLN" office:value="160000" calcext:value-type="currency">
            <text:p>160,000.00 PLN</text:p>
          </table:table-cell>
          <table:table-cell table:formula="of:=[.Q23]*0.7" office:value-type="currency" office:currency="PLN" office:value="112000" calcext:value-type="currency">
            <text:p>112,000.00 PLN</text:p>
          </table:table-cell>
          <table:table-cell table:formula="of:=[.R23]*0.77" office:value-type="currency" office:currency="PLN" office:value="86240" calcext:value-type="currency">
            <text:p>86,240.00 PLN</text:p>
          </table:table-cell>
          <table:table-cell table:formula="of:=[.R23]*0.77-[.R23]*0.19" office:value-type="currency" office:currency="PLN" office:value="64960" calcext:value-type="currency">
            <text:p>64,960.00 PLN</text:p>
          </table:table-cell>
        </table:table-row>
        <table:table-row table:style-name="ro3">
          <table:table-cell office:value-type="float" office:value="12500" calcext:value-type="float">
            <text:p>12,500</text:p>
          </table:table-cell>
          <table:table-cell table:formula="of:=[.A24]*4" office:value-type="currency" office:currency="PLN" office:value="50000" calcext:value-type="currency">
            <text:p>50,000.00 PLN</text:p>
          </table:table-cell>
          <table:table-cell table:formula="of:=[.B24]*0.7" office:value-type="currency" office:currency="PLN" office:value="35000" calcext:value-type="currency">
            <text:p>35,000.00 PLN</text:p>
          </table:table-cell>
          <table:table-cell table:formula="of:=[.C24]*0.77" office:value-type="currency" office:currency="PLN" office:value="26950" calcext:value-type="currency">
            <text:p>26,950.00 PLN</text:p>
          </table:table-cell>
          <table:table-cell table:formula="of:=[.C24]*0.77-[.C24]*0.19" office:value-type="currency" office:currency="PLN" office:value="20300" calcext:value-type="currency">
            <text:p>20,300.00 PLN</text:p>
          </table:table-cell>
          <table:table-cell office:value-type="float" office:value="12500" calcext:value-type="float">
            <text:p>12,500</text:p>
          </table:table-cell>
          <table:table-cell table:formula="of:=[.A24]*2*4" office:value-type="currency" office:currency="PLN" office:value="100000" calcext:value-type="currency">
            <text:p>100,000.00 PLN</text:p>
          </table:table-cell>
          <table:table-cell table:formula="of:=[.G24]*0.7" office:value-type="currency" office:currency="PLN" office:value="70000" calcext:value-type="currency">
            <text:p>70,000.00 PLN</text:p>
          </table:table-cell>
          <table:table-cell table:formula="of:=[.H24]*0.77" office:value-type="currency" office:currency="PLN" office:value="53900" calcext:value-type="currency">
            <text:p>53,900.00 PLN</text:p>
          </table:table-cell>
          <table:table-cell table:formula="of:=[.H24]*0.77-[.H24]*0.19" office:value-type="currency" office:currency="PLN" office:value="40600" calcext:value-type="currency">
            <text:p>40,600.00 PLN</text:p>
          </table:table-cell>
          <table:table-cell office:value-type="float" office:value="12500" calcext:value-type="float">
            <text:p>12,500</text:p>
          </table:table-cell>
          <table:table-cell table:formula="of:=[.A24]*3*4" office:value-type="currency" office:currency="PLN" office:value="150000" calcext:value-type="currency">
            <text:p>150,000.00 PLN</text:p>
          </table:table-cell>
          <table:table-cell table:formula="of:=[.L24]*0.7" office:value-type="currency" office:currency="PLN" office:value="105000" calcext:value-type="currency">
            <text:p>105,000.00 PLN</text:p>
          </table:table-cell>
          <table:table-cell table:formula="of:=[.M24]*0.77" office:value-type="currency" office:currency="PLN" office:value="80850" calcext:value-type="currency">
            <text:p>80,850.00 PLN</text:p>
          </table:table-cell>
          <table:table-cell table:formula="of:=[.M24]*0.77-[.M24]*0.19" office:value-type="currency" office:currency="PLN" office:value="60900" calcext:value-type="currency">
            <text:p>60,900.00 PLN</text:p>
          </table:table-cell>
          <table:table-cell office:value-type="float" office:value="12500" calcext:value-type="float">
            <text:p>12,500</text:p>
          </table:table-cell>
          <table:table-cell table:formula="of:=[.A24]*4*4" office:value-type="currency" office:currency="PLN" office:value="200000" calcext:value-type="currency">
            <text:p>200,000.00 PLN</text:p>
          </table:table-cell>
          <table:table-cell table:formula="of:=[.Q24]*0.7" office:value-type="currency" office:currency="PLN" office:value="140000" calcext:value-type="currency">
            <text:p>140,000.00 PLN</text:p>
          </table:table-cell>
          <table:table-cell table:formula="of:=[.R24]*0.77" office:value-type="currency" office:currency="PLN" office:value="107800" calcext:value-type="currency">
            <text:p>107,800.00 PLN</text:p>
          </table:table-cell>
          <table:table-cell table:formula="of:=[.R24]*0.77-[.R24]*0.19" office:value-type="currency" office:currency="PLN" office:value="81200" calcext:value-type="currency">
            <text:p>81,200.00 PLN</text:p>
          </table:table-cell>
        </table:table-row>
        <table:table-row table:style-name="ro3">
          <table:table-cell office:value-type="float" office:value="15000" calcext:value-type="float">
            <text:p>15,000</text:p>
          </table:table-cell>
          <table:table-cell table:formula="of:=[.A25]*4" office:value-type="currency" office:currency="PLN" office:value="60000" calcext:value-type="currency">
            <text:p>60,000.00 PLN</text:p>
          </table:table-cell>
          <table:table-cell table:formula="of:=[.B25]*0.7" office:value-type="currency" office:currency="PLN" office:value="42000" calcext:value-type="currency">
            <text:p>42,000.00 PLN</text:p>
          </table:table-cell>
          <table:table-cell table:formula="of:=[.C25]*0.77" office:value-type="currency" office:currency="PLN" office:value="32340" calcext:value-type="currency">
            <text:p>32,340.00 PLN</text:p>
          </table:table-cell>
          <table:table-cell table:formula="of:=[.C25]*0.77-[.C25]*0.19" office:value-type="currency" office:currency="PLN" office:value="24360" calcext:value-type="currency">
            <text:p>24,360.00 PLN</text:p>
          </table:table-cell>
          <table:table-cell office:value-type="float" office:value="15000" calcext:value-type="float">
            <text:p>15,000</text:p>
          </table:table-cell>
          <table:table-cell table:formula="of:=[.A25]*2*4" office:value-type="currency" office:currency="PLN" office:value="120000" calcext:value-type="currency">
            <text:p>120,000.00 PLN</text:p>
          </table:table-cell>
          <table:table-cell table:formula="of:=[.G25]*0.7" office:value-type="currency" office:currency="PLN" office:value="84000" calcext:value-type="currency">
            <text:p>84,000.00 PLN</text:p>
          </table:table-cell>
          <table:table-cell table:formula="of:=[.H25]*0.77" office:value-type="currency" office:currency="PLN" office:value="64680" calcext:value-type="currency">
            <text:p>64,680.00 PLN</text:p>
          </table:table-cell>
          <table:table-cell table:formula="of:=[.H25]*0.77-[.H25]*0.19" office:value-type="currency" office:currency="PLN" office:value="48720" calcext:value-type="currency">
            <text:p>48,720.00 PLN</text:p>
          </table:table-cell>
          <table:table-cell office:value-type="float" office:value="15000" calcext:value-type="float">
            <text:p>15,000</text:p>
          </table:table-cell>
          <table:table-cell table:formula="of:=[.A25]*3*4" office:value-type="currency" office:currency="PLN" office:value="180000" calcext:value-type="currency">
            <text:p>180,000.00 PLN</text:p>
          </table:table-cell>
          <table:table-cell table:formula="of:=[.L25]*0.7" office:value-type="currency" office:currency="PLN" office:value="126000" calcext:value-type="currency">
            <text:p>126,000.00 PLN</text:p>
          </table:table-cell>
          <table:table-cell table:formula="of:=[.M25]*0.77" office:value-type="currency" office:currency="PLN" office:value="97020" calcext:value-type="currency">
            <text:p>97,020.00 PLN</text:p>
          </table:table-cell>
          <table:table-cell table:formula="of:=[.M25]*0.77-[.M25]*0.19" office:value-type="currency" office:currency="PLN" office:value="73080" calcext:value-type="currency">
            <text:p>73,080.00 PLN</text:p>
          </table:table-cell>
          <table:table-cell office:value-type="float" office:value="15000" calcext:value-type="float">
            <text:p>15,000</text:p>
          </table:table-cell>
          <table:table-cell table:formula="of:=[.A25]*4*4" office:value-type="currency" office:currency="PLN" office:value="240000" calcext:value-type="currency">
            <text:p>240,000.00 PLN</text:p>
          </table:table-cell>
          <table:table-cell table:formula="of:=[.Q25]*0.7" office:value-type="currency" office:currency="PLN" office:value="168000" calcext:value-type="currency">
            <text:p>168,000.00 PLN</text:p>
          </table:table-cell>
          <table:table-cell table:formula="of:=[.R25]*0.77" office:value-type="currency" office:currency="PLN" office:value="129360" calcext:value-type="currency">
            <text:p>129,360.00 PLN</text:p>
          </table:table-cell>
          <table:table-cell table:formula="of:=[.R25]*0.77-[.R25]*0.19" office:value-type="currency" office:currency="PLN" office:value="97440" calcext:value-type="currency">
            <text:p>97,440.00 PLN</text:p>
          </table:table-cell>
        </table:table-row>
        <table:table-row table:style-name="ro3">
          <table:table-cell office:value-type="float" office:value="17500" calcext:value-type="float">
            <text:p>17,500</text:p>
          </table:table-cell>
          <table:table-cell table:formula="of:=[.A26]*4" office:value-type="currency" office:currency="PLN" office:value="70000" calcext:value-type="currency">
            <text:p>70,000.00 PLN</text:p>
          </table:table-cell>
          <table:table-cell table:formula="of:=[.B26]*0.7" office:value-type="currency" office:currency="PLN" office:value="49000" calcext:value-type="currency">
            <text:p>49,000.00 PLN</text:p>
          </table:table-cell>
          <table:table-cell table:formula="of:=[.C26]*0.77" office:value-type="currency" office:currency="PLN" office:value="37730" calcext:value-type="currency">
            <text:p>37,730.00 PLN</text:p>
          </table:table-cell>
          <table:table-cell table:formula="of:=[.C26]*0.77-[.C26]*0.19" office:value-type="currency" office:currency="PLN" office:value="28420" calcext:value-type="currency">
            <text:p>28,420.00 PLN</text:p>
          </table:table-cell>
          <table:table-cell office:value-type="float" office:value="17500" calcext:value-type="float">
            <text:p>17,500</text:p>
          </table:table-cell>
          <table:table-cell table:formula="of:=[.A26]*2*4" office:value-type="currency" office:currency="PLN" office:value="140000" calcext:value-type="currency">
            <text:p>140,000.00 PLN</text:p>
          </table:table-cell>
          <table:table-cell table:formula="of:=[.G26]*0.7" office:value-type="currency" office:currency="PLN" office:value="98000" calcext:value-type="currency">
            <text:p>98,000.00 PLN</text:p>
          </table:table-cell>
          <table:table-cell table:formula="of:=[.H26]*0.77" office:value-type="currency" office:currency="PLN" office:value="75460" calcext:value-type="currency">
            <text:p>75,460.00 PLN</text:p>
          </table:table-cell>
          <table:table-cell table:formula="of:=[.H26]*0.77-[.H26]*0.19" office:value-type="currency" office:currency="PLN" office:value="56840" calcext:value-type="currency">
            <text:p>56,840.00 PLN</text:p>
          </table:table-cell>
          <table:table-cell office:value-type="float" office:value="17500" calcext:value-type="float">
            <text:p>17,500</text:p>
          </table:table-cell>
          <table:table-cell table:formula="of:=[.A26]*3*4" office:value-type="currency" office:currency="PLN" office:value="210000" calcext:value-type="currency">
            <text:p>210,000.00 PLN</text:p>
          </table:table-cell>
          <table:table-cell table:formula="of:=[.L26]*0.7" office:value-type="currency" office:currency="PLN" office:value="147000" calcext:value-type="currency">
            <text:p>147,000.00 PLN</text:p>
          </table:table-cell>
          <table:table-cell table:formula="of:=[.M26]*0.77" office:value-type="currency" office:currency="PLN" office:value="113190" calcext:value-type="currency">
            <text:p>113,190.00 PLN</text:p>
          </table:table-cell>
          <table:table-cell table:formula="of:=[.M26]*0.77-[.M26]*0.19" office:value-type="currency" office:currency="PLN" office:value="85260" calcext:value-type="currency">
            <text:p>85,260.00 PLN</text:p>
          </table:table-cell>
          <table:table-cell office:value-type="float" office:value="17500" calcext:value-type="float">
            <text:p>17,500</text:p>
          </table:table-cell>
          <table:table-cell table:formula="of:=[.A26]*4*4" office:value-type="currency" office:currency="PLN" office:value="280000" calcext:value-type="currency">
            <text:p>280,000.00 PLN</text:p>
          </table:table-cell>
          <table:table-cell table:formula="of:=[.Q26]*0.7" office:value-type="currency" office:currency="PLN" office:value="196000" calcext:value-type="currency">
            <text:p>196,000.00 PLN</text:p>
          </table:table-cell>
          <table:table-cell table:formula="of:=[.R26]*0.77" office:value-type="currency" office:currency="PLN" office:value="150920" calcext:value-type="currency">
            <text:p>150,920.00 PLN</text:p>
          </table:table-cell>
          <table:table-cell table:formula="of:=[.R26]*0.77-[.R26]*0.19" office:value-type="currency" office:currency="PLN" office:value="113680" calcext:value-type="currency">
            <text:p>113,680.00 PLN</text:p>
          </table:table-cell>
        </table:table-row>
        <table:table-row table:style-name="ro3">
          <table:table-cell office:value-type="float" office:value="20000" calcext:value-type="float">
            <text:p>20,000</text:p>
          </table:table-cell>
          <table:table-cell table:formula="of:=[.A27]*4" office:value-type="currency" office:currency="PLN" office:value="80000" calcext:value-type="currency">
            <text:p>80,000.00 PLN</text:p>
          </table:table-cell>
          <table:table-cell table:formula="of:=[.B27]*0.7" office:value-type="currency" office:currency="PLN" office:value="56000" calcext:value-type="currency">
            <text:p>56,000.00 PLN</text:p>
          </table:table-cell>
          <table:table-cell table:formula="of:=[.C27]*0.77" office:value-type="currency" office:currency="PLN" office:value="43120" calcext:value-type="currency">
            <text:p>43,120.00 PLN</text:p>
          </table:table-cell>
          <table:table-cell table:formula="of:=[.C27]*0.77-[.C27]*0.19" office:value-type="currency" office:currency="PLN" office:value="32480" calcext:value-type="currency">
            <text:p>32,480.00 PLN</text:p>
          </table:table-cell>
          <table:table-cell office:value-type="float" office:value="20000" calcext:value-type="float">
            <text:p>20,000</text:p>
          </table:table-cell>
          <table:table-cell table:formula="of:=[.A27]*2*4" office:value-type="currency" office:currency="PLN" office:value="160000" calcext:value-type="currency">
            <text:p>160,000.00 PLN</text:p>
          </table:table-cell>
          <table:table-cell table:formula="of:=[.G27]*0.7" office:value-type="currency" office:currency="PLN" office:value="112000" calcext:value-type="currency">
            <text:p>112,000.00 PLN</text:p>
          </table:table-cell>
          <table:table-cell table:formula="of:=[.H27]*0.77" office:value-type="currency" office:currency="PLN" office:value="86240" calcext:value-type="currency">
            <text:p>86,240.00 PLN</text:p>
          </table:table-cell>
          <table:table-cell table:formula="of:=[.H27]*0.77-[.H27]*0.19" office:value-type="currency" office:currency="PLN" office:value="64960" calcext:value-type="currency">
            <text:p>64,960.00 PLN</text:p>
          </table:table-cell>
          <table:table-cell office:value-type="float" office:value="20000" calcext:value-type="float">
            <text:p>20,000</text:p>
          </table:table-cell>
          <table:table-cell table:formula="of:=[.A27]*3*4" office:value-type="currency" office:currency="PLN" office:value="240000" calcext:value-type="currency">
            <text:p>240,000.00 PLN</text:p>
          </table:table-cell>
          <table:table-cell table:formula="of:=[.L27]*0.7" office:value-type="currency" office:currency="PLN" office:value="168000" calcext:value-type="currency">
            <text:p>168,000.00 PLN</text:p>
          </table:table-cell>
          <table:table-cell table:formula="of:=[.M27]*0.77" office:value-type="currency" office:currency="PLN" office:value="129360" calcext:value-type="currency">
            <text:p>129,360.00 PLN</text:p>
          </table:table-cell>
          <table:table-cell table:formula="of:=[.M27]*0.77-[.M27]*0.19" office:value-type="currency" office:currency="PLN" office:value="97440" calcext:value-type="currency">
            <text:p>97,440.00 PLN</text:p>
          </table:table-cell>
          <table:table-cell office:value-type="float" office:value="20000" calcext:value-type="float">
            <text:p>20,000</text:p>
          </table:table-cell>
          <table:table-cell table:formula="of:=[.A27]*4*4" office:value-type="currency" office:currency="PLN" office:value="320000" calcext:value-type="currency">
            <text:p>320,000.00 PLN</text:p>
          </table:table-cell>
          <table:table-cell table:formula="of:=[.Q27]*0.7" office:value-type="currency" office:currency="PLN" office:value="224000" calcext:value-type="currency">
            <text:p>224,000.00 PLN</text:p>
          </table:table-cell>
          <table:table-cell table:formula="of:=[.R27]*0.77" office:value-type="currency" office:currency="PLN" office:value="172480" calcext:value-type="currency">
            <text:p>172,480.00 PLN</text:p>
          </table:table-cell>
          <table:table-cell table:formula="of:=[.R27]*0.77-[.R27]*0.19" office:value-type="currency" office:currency="PLN" office:value="129920" calcext:value-type="currency">
            <text:p>129,920.00 PLN</text:p>
          </table:table-cell>
        </table:table-row>
        <table:table-row table:style-name="ro3">
          <table:table-cell office:value-type="float" office:value="25000" calcext:value-type="float">
            <text:p>25,000</text:p>
          </table:table-cell>
          <table:table-cell table:formula="of:=[.A28]*4" office:value-type="currency" office:currency="PLN" office:value="100000" calcext:value-type="currency">
            <text:p>100,000.00 PLN</text:p>
          </table:table-cell>
          <table:table-cell table:formula="of:=[.B28]*0.7" office:value-type="currency" office:currency="PLN" office:value="70000" calcext:value-type="currency">
            <text:p>70,000.00 PLN</text:p>
          </table:table-cell>
          <table:table-cell table:formula="of:=[.C28]*0.77" office:value-type="currency" office:currency="PLN" office:value="53900" calcext:value-type="currency">
            <text:p>53,900.00 PLN</text:p>
          </table:table-cell>
          <table:table-cell table:formula="of:=[.C28]*0.77-[.C28]*0.19" office:value-type="currency" office:currency="PLN" office:value="40600" calcext:value-type="currency">
            <text:p>40,600.00 PLN</text:p>
          </table:table-cell>
          <table:table-cell office:value-type="float" office:value="25000" calcext:value-type="float">
            <text:p>25,000</text:p>
          </table:table-cell>
          <table:table-cell table:formula="of:=[.A28]*2*4" office:value-type="currency" office:currency="PLN" office:value="200000" calcext:value-type="currency">
            <text:p>200,000.00 PLN</text:p>
          </table:table-cell>
          <table:table-cell table:formula="of:=[.G28]*0.7" office:value-type="currency" office:currency="PLN" office:value="140000" calcext:value-type="currency">
            <text:p>140,000.00 PLN</text:p>
          </table:table-cell>
          <table:table-cell table:formula="of:=[.H28]*0.77" office:value-type="currency" office:currency="PLN" office:value="107800" calcext:value-type="currency">
            <text:p>107,800.00 PLN</text:p>
          </table:table-cell>
          <table:table-cell table:formula="of:=[.H28]*0.77-[.H28]*0.19" office:value-type="currency" office:currency="PLN" office:value="81200" calcext:value-type="currency">
            <text:p>81,200.00 PLN</text:p>
          </table:table-cell>
          <table:table-cell office:value-type="float" office:value="25000" calcext:value-type="float">
            <text:p>25,000</text:p>
          </table:table-cell>
          <table:table-cell table:formula="of:=[.A28]*3*4" office:value-type="currency" office:currency="PLN" office:value="300000" calcext:value-type="currency">
            <text:p>300,000.00 PLN</text:p>
          </table:table-cell>
          <table:table-cell table:formula="of:=[.L28]*0.7" office:value-type="currency" office:currency="PLN" office:value="210000" calcext:value-type="currency">
            <text:p>210,000.00 PLN</text:p>
          </table:table-cell>
          <table:table-cell table:formula="of:=[.M28]*0.77" office:value-type="currency" office:currency="PLN" office:value="161700" calcext:value-type="currency">
            <text:p>161,700.00 PLN</text:p>
          </table:table-cell>
          <table:table-cell table:formula="of:=[.M28]*0.77-[.M28]*0.19" office:value-type="currency" office:currency="PLN" office:value="121800" calcext:value-type="currency">
            <text:p>121,800.00 PLN</text:p>
          </table:table-cell>
          <table:table-cell office:value-type="float" office:value="25000" calcext:value-type="float">
            <text:p>25,000</text:p>
          </table:table-cell>
          <table:table-cell table:formula="of:=[.A28]*4*4" office:value-type="currency" office:currency="PLN" office:value="400000" calcext:value-type="currency">
            <text:p>400,000.00 PLN</text:p>
          </table:table-cell>
          <table:table-cell table:formula="of:=[.Q28]*0.7" office:value-type="currency" office:currency="PLN" office:value="280000" calcext:value-type="currency">
            <text:p>280,000.00 PLN</text:p>
          </table:table-cell>
          <table:table-cell table:formula="of:=[.R28]*0.77" office:value-type="currency" office:currency="PLN" office:value="215600" calcext:value-type="currency">
            <text:p>215,600.00 PLN</text:p>
          </table:table-cell>
          <table:table-cell table:formula="of:=[.R28]*0.77-[.R28]*0.19" office:value-type="currency" office:currency="PLN" office:value="162400" calcext:value-type="currency">
            <text:p>162,400.00 PLN</text:p>
          </table:table-cell>
        </table:table-row>
        <table:table-row table:style-name="ro3">
          <table:table-cell office:value-type="float" office:value="30000" calcext:value-type="float">
            <text:p>30,000</text:p>
          </table:table-cell>
          <table:table-cell table:formula="of:=[.A29]*4" office:value-type="currency" office:currency="PLN" office:value="120000" calcext:value-type="currency">
            <text:p>120,000.00 PLN</text:p>
          </table:table-cell>
          <table:table-cell table:formula="of:=[.B29]*0.7" office:value-type="currency" office:currency="PLN" office:value="84000" calcext:value-type="currency">
            <text:p>84,000.00 PLN</text:p>
          </table:table-cell>
          <table:table-cell table:formula="of:=[.C29]*0.77" office:value-type="currency" office:currency="PLN" office:value="64680" calcext:value-type="currency">
            <text:p>64,680.00 PLN</text:p>
          </table:table-cell>
          <table:table-cell table:formula="of:=[.C29]*0.77-[.C29]*0.19" office:value-type="currency" office:currency="PLN" office:value="48720" calcext:value-type="currency">
            <text:p>48,720.00 PLN</text:p>
          </table:table-cell>
          <table:table-cell office:value-type="float" office:value="30000" calcext:value-type="float">
            <text:p>30,000</text:p>
          </table:table-cell>
          <table:table-cell table:formula="of:=[.A29]*2*4" office:value-type="currency" office:currency="PLN" office:value="240000" calcext:value-type="currency">
            <text:p>240,000.00 PLN</text:p>
          </table:table-cell>
          <table:table-cell table:formula="of:=[.G29]*0.7" office:value-type="currency" office:currency="PLN" office:value="168000" calcext:value-type="currency">
            <text:p>168,000.00 PLN</text:p>
          </table:table-cell>
          <table:table-cell table:formula="of:=[.H29]*0.77" office:value-type="currency" office:currency="PLN" office:value="129360" calcext:value-type="currency">
            <text:p>129,360.00 PLN</text:p>
          </table:table-cell>
          <table:table-cell table:formula="of:=[.H29]*0.77-[.H29]*0.19" office:value-type="currency" office:currency="PLN" office:value="97440" calcext:value-type="currency">
            <text:p>97,440.00 PLN</text:p>
          </table:table-cell>
          <table:table-cell office:value-type="float" office:value="30000" calcext:value-type="float">
            <text:p>30,000</text:p>
          </table:table-cell>
          <table:table-cell table:formula="of:=[.A29]*3*4" office:value-type="currency" office:currency="PLN" office:value="360000" calcext:value-type="currency">
            <text:p>360,000.00 PLN</text:p>
          </table:table-cell>
          <table:table-cell table:formula="of:=[.L29]*0.7" office:value-type="currency" office:currency="PLN" office:value="252000" calcext:value-type="currency">
            <text:p>252,000.00 PLN</text:p>
          </table:table-cell>
          <table:table-cell table:formula="of:=[.M29]*0.77" office:value-type="currency" office:currency="PLN" office:value="194040" calcext:value-type="currency">
            <text:p>194,040.00 PLN</text:p>
          </table:table-cell>
          <table:table-cell table:formula="of:=[.M29]*0.77-[.M29]*0.19" office:value-type="currency" office:currency="PLN" office:value="146160" calcext:value-type="currency">
            <text:p>146,160.00 PLN</text:p>
          </table:table-cell>
          <table:table-cell office:value-type="float" office:value="30000" calcext:value-type="float">
            <text:p>30,000</text:p>
          </table:table-cell>
          <table:table-cell table:formula="of:=[.A29]*4*4" office:value-type="currency" office:currency="PLN" office:value="480000" calcext:value-type="currency">
            <text:p>480,000.00 PLN</text:p>
          </table:table-cell>
          <table:table-cell table:formula="of:=[.Q29]*0.7" office:value-type="currency" office:currency="PLN" office:value="336000" calcext:value-type="currency">
            <text:p>336,000.00 PLN</text:p>
          </table:table-cell>
          <table:table-cell table:formula="of:=[.R29]*0.77" office:value-type="currency" office:currency="PLN" office:value="258720" calcext:value-type="currency">
            <text:p>258,720.00 PLN</text:p>
          </table:table-cell>
          <table:table-cell table:formula="of:=[.R29]*0.77-[.R29]*0.19" office:value-type="currency" office:currency="PLN" office:value="194880" calcext:value-type="currency">
            <text:p>194,880.00 PLN</text:p>
          </table:table-cell>
        </table:table-row>
        <table:table-row table:style-name="ro3">
          <table:table-cell office:value-type="float" office:value="40000" calcext:value-type="float">
            <text:p>40,000</text:p>
          </table:table-cell>
          <table:table-cell table:formula="of:=[.A30]*4" office:value-type="currency" office:currency="PLN" office:value="160000" calcext:value-type="currency">
            <text:p>160,000.00 PLN</text:p>
          </table:table-cell>
          <table:table-cell table:formula="of:=[.B30]*0.7" office:value-type="currency" office:currency="PLN" office:value="112000" calcext:value-type="currency">
            <text:p>112,000.00 PLN</text:p>
          </table:table-cell>
          <table:table-cell table:formula="of:=[.C30]*0.77" office:value-type="currency" office:currency="PLN" office:value="86240" calcext:value-type="currency">
            <text:p>86,240.00 PLN</text:p>
          </table:table-cell>
          <table:table-cell table:formula="of:=[.C30]*0.77-[.C30]*0.19" office:value-type="currency" office:currency="PLN" office:value="64960" calcext:value-type="currency">
            <text:p>64,960.00 PLN</text:p>
          </table:table-cell>
          <table:table-cell office:value-type="float" office:value="40000" calcext:value-type="float">
            <text:p>40,000</text:p>
          </table:table-cell>
          <table:table-cell table:formula="of:=[.A30]*2*4" office:value-type="currency" office:currency="PLN" office:value="320000" calcext:value-type="currency">
            <text:p>320,000.00 PLN</text:p>
          </table:table-cell>
          <table:table-cell table:formula="of:=[.G30]*0.7" office:value-type="currency" office:currency="PLN" office:value="224000" calcext:value-type="currency">
            <text:p>224,000.00 PLN</text:p>
          </table:table-cell>
          <table:table-cell table:formula="of:=[.H30]*0.77" office:value-type="currency" office:currency="PLN" office:value="172480" calcext:value-type="currency">
            <text:p>172,480.00 PLN</text:p>
          </table:table-cell>
          <table:table-cell table:formula="of:=[.H30]*0.77-[.H30]*0.19" office:value-type="currency" office:currency="PLN" office:value="129920" calcext:value-type="currency">
            <text:p>129,920.00 PLN</text:p>
          </table:table-cell>
          <table:table-cell office:value-type="float" office:value="40000" calcext:value-type="float">
            <text:p>40,000</text:p>
          </table:table-cell>
          <table:table-cell table:formula="of:=[.A30]*3*4" office:value-type="currency" office:currency="PLN" office:value="480000" calcext:value-type="currency">
            <text:p>480,000.00 PLN</text:p>
          </table:table-cell>
          <table:table-cell table:formula="of:=[.L30]*0.7" office:value-type="currency" office:currency="PLN" office:value="336000" calcext:value-type="currency">
            <text:p>336,000.00 PLN</text:p>
          </table:table-cell>
          <table:table-cell table:formula="of:=[.M30]*0.77" office:value-type="currency" office:currency="PLN" office:value="258720" calcext:value-type="currency">
            <text:p>258,720.00 PLN</text:p>
          </table:table-cell>
          <table:table-cell table:formula="of:=[.M30]*0.77-[.M30]*0.19" office:value-type="currency" office:currency="PLN" office:value="194880" calcext:value-type="currency">
            <text:p>194,880.00 PLN</text:p>
          </table:table-cell>
          <table:table-cell office:value-type="float" office:value="40000" calcext:value-type="float">
            <text:p>40,000</text:p>
          </table:table-cell>
          <table:table-cell table:formula="of:=[.A30]*4*4" office:value-type="currency" office:currency="PLN" office:value="640000" calcext:value-type="currency">
            <text:p>640,000.00 PLN</text:p>
          </table:table-cell>
          <table:table-cell table:formula="of:=[.Q30]*0.7" office:value-type="currency" office:currency="PLN" office:value="448000" calcext:value-type="currency">
            <text:p>448,000.00 PLN</text:p>
          </table:table-cell>
          <table:table-cell table:formula="of:=[.R30]*0.77" office:value-type="currency" office:currency="PLN" office:value="344960" calcext:value-type="currency">
            <text:p>344,960.00 PLN</text:p>
          </table:table-cell>
          <table:table-cell table:formula="of:=[.R30]*0.77-[.R30]*0.19" office:value-type="currency" office:currency="PLN" office:value="259840" calcext:value-type="currency">
            <text:p>259,840.00 PLN</text:p>
          </table:table-cell>
        </table:table-row>
        <table:table-row table:style-name="ro3">
          <table:table-cell office:value-type="float" office:value="50000" calcext:value-type="float">
            <text:p>50,000</text:p>
          </table:table-cell>
          <table:table-cell table:formula="of:=[.A31]*4" office:value-type="currency" office:currency="PLN" office:value="200000" calcext:value-type="currency">
            <text:p>200,000.00 PLN</text:p>
          </table:table-cell>
          <table:table-cell table:formula="of:=[.B31]*0.7" office:value-type="currency" office:currency="PLN" office:value="140000" calcext:value-type="currency">
            <text:p>140,000.00 PLN</text:p>
          </table:table-cell>
          <table:table-cell table:formula="of:=[.C31]*0.77" office:value-type="currency" office:currency="PLN" office:value="107800" calcext:value-type="currency">
            <text:p>107,800.00 PLN</text:p>
          </table:table-cell>
          <table:table-cell table:formula="of:=[.C31]*0.77-[.C31]*0.19" office:value-type="currency" office:currency="PLN" office:value="81200" calcext:value-type="currency">
            <text:p>81,200.00 PLN</text:p>
          </table:table-cell>
          <table:table-cell office:value-type="float" office:value="50000" calcext:value-type="float">
            <text:p>50,000</text:p>
          </table:table-cell>
          <table:table-cell table:formula="of:=[.A31]*2*4" office:value-type="currency" office:currency="PLN" office:value="400000" calcext:value-type="currency">
            <text:p>400,000.00 PLN</text:p>
          </table:table-cell>
          <table:table-cell table:formula="of:=[.G31]*0.7" office:value-type="currency" office:currency="PLN" office:value="280000" calcext:value-type="currency">
            <text:p>280,000.00 PLN</text:p>
          </table:table-cell>
          <table:table-cell table:formula="of:=[.H31]*0.77" office:value-type="currency" office:currency="PLN" office:value="215600" calcext:value-type="currency">
            <text:p>215,600.00 PLN</text:p>
          </table:table-cell>
          <table:table-cell table:formula="of:=[.H31]*0.77-[.H31]*0.19" office:value-type="currency" office:currency="PLN" office:value="162400" calcext:value-type="currency">
            <text:p>162,400.00 PLN</text:p>
          </table:table-cell>
          <table:table-cell office:value-type="float" office:value="50000" calcext:value-type="float">
            <text:p>50,000</text:p>
          </table:table-cell>
          <table:table-cell table:formula="of:=[.A31]*3*4" office:value-type="currency" office:currency="PLN" office:value="600000" calcext:value-type="currency">
            <text:p>600,000.00 PLN</text:p>
          </table:table-cell>
          <table:table-cell table:formula="of:=[.L31]*0.7" office:value-type="currency" office:currency="PLN" office:value="420000" calcext:value-type="currency">
            <text:p>420,000.00 PLN</text:p>
          </table:table-cell>
          <table:table-cell table:formula="of:=[.M31]*0.77" office:value-type="currency" office:currency="PLN" office:value="323400" calcext:value-type="currency">
            <text:p>323,400.00 PLN</text:p>
          </table:table-cell>
          <table:table-cell table:formula="of:=[.M31]*0.77-[.M31]*0.19" office:value-type="currency" office:currency="PLN" office:value="243600" calcext:value-type="currency">
            <text:p>243,600.00 PLN</text:p>
          </table:table-cell>
          <table:table-cell office:value-type="float" office:value="50000" calcext:value-type="float">
            <text:p>50,000</text:p>
          </table:table-cell>
          <table:table-cell table:formula="of:=[.A31]*4*4" office:value-type="currency" office:currency="PLN" office:value="800000" calcext:value-type="currency">
            <text:p>800,000.00 PLN</text:p>
          </table:table-cell>
          <table:table-cell table:formula="of:=[.Q31]*0.7" office:value-type="currency" office:currency="PLN" office:value="560000" calcext:value-type="currency">
            <text:p>560,000.00 PLN</text:p>
          </table:table-cell>
          <table:table-cell table:formula="of:=[.R31]*0.77" office:value-type="currency" office:currency="PLN" office:value="431200" calcext:value-type="currency">
            <text:p>431,200.00 PLN</text:p>
          </table:table-cell>
          <table:table-cell table:formula="of:=[.R31]*0.77-[.R31]*0.19" office:value-type="currency" office:currency="PLN" office:value="324800" calcext:value-type="currency">
            <text:p>324,800.00 PLN</text:p>
          </table:table-cell>
        </table:table-row>
        <table:table-row table:style-name="ro3">
          <table:table-cell office:value-type="float" office:value="100000" calcext:value-type="float">
            <text:p>100,000</text:p>
          </table:table-cell>
          <table:table-cell table:formula="of:=[.A32]*4" office:value-type="currency" office:currency="PLN" office:value="400000" calcext:value-type="currency">
            <text:p>400,000.00 PLN</text:p>
          </table:table-cell>
          <table:table-cell table:formula="of:=[.B32]*0.7" office:value-type="currency" office:currency="PLN" office:value="280000" calcext:value-type="currency">
            <text:p>280,000.00 PLN</text:p>
          </table:table-cell>
          <table:table-cell table:formula="of:=[.C32]*0.77" office:value-type="currency" office:currency="PLN" office:value="215600" calcext:value-type="currency">
            <text:p>215,600.00 PLN</text:p>
          </table:table-cell>
          <table:table-cell table:formula="of:=[.C32]*0.77-[.C32]*0.19" office:value-type="currency" office:currency="PLN" office:value="162400" calcext:value-type="currency">
            <text:p>162,400.00 PLN</text:p>
          </table:table-cell>
          <table:table-cell office:value-type="float" office:value="100000" calcext:value-type="float">
            <text:p>100,000</text:p>
          </table:table-cell>
          <table:table-cell table:formula="of:=[.A32]*2*4" office:value-type="currency" office:currency="PLN" office:value="800000" calcext:value-type="currency">
            <text:p>800,000.00 PLN</text:p>
          </table:table-cell>
          <table:table-cell table:formula="of:=[.G32]*0.7" office:value-type="currency" office:currency="PLN" office:value="560000" calcext:value-type="currency">
            <text:p>560,000.00 PLN</text:p>
          </table:table-cell>
          <table:table-cell table:formula="of:=[.H32]*0.77" office:value-type="currency" office:currency="PLN" office:value="431200" calcext:value-type="currency">
            <text:p>431,200.00 PLN</text:p>
          </table:table-cell>
          <table:table-cell table:formula="of:=[.H32]*0.77-[.H32]*0.19" office:value-type="currency" office:currency="PLN" office:value="324800" calcext:value-type="currency">
            <text:p>324,800.00 PLN</text:p>
          </table:table-cell>
          <table:table-cell office:value-type="float" office:value="100000" calcext:value-type="float">
            <text:p>100,000</text:p>
          </table:table-cell>
          <table:table-cell table:formula="of:=[.A32]*3*4" office:value-type="currency" office:currency="PLN" office:value="1200000" calcext:value-type="currency">
            <text:p>1,200,000.00 PLN</text:p>
          </table:table-cell>
          <table:table-cell table:formula="of:=[.L32]*0.7" office:value-type="currency" office:currency="PLN" office:value="840000" calcext:value-type="currency">
            <text:p>840,000.00 PLN</text:p>
          </table:table-cell>
          <table:table-cell table:formula="of:=[.M32]*0.77" office:value-type="currency" office:currency="PLN" office:value="646800" calcext:value-type="currency">
            <text:p>646,800.00 PLN</text:p>
          </table:table-cell>
          <table:table-cell table:formula="of:=[.M32]*0.77-[.M32]*0.19" office:value-type="currency" office:currency="PLN" office:value="487200" calcext:value-type="currency">
            <text:p>487,200.00 PLN</text:p>
          </table:table-cell>
          <table:table-cell office:value-type="float" office:value="100000" calcext:value-type="float">
            <text:p>100,000</text:p>
          </table:table-cell>
          <table:table-cell table:formula="of:=[.A32]*4*4" office:value-type="currency" office:currency="PLN" office:value="1600000" calcext:value-type="currency">
            <text:p>1,600,000.00 PLN</text:p>
          </table:table-cell>
          <table:table-cell table:formula="of:=[.Q32]*0.7" office:value-type="currency" office:currency="PLN" office:value="1120000" calcext:value-type="currency">
            <text:p>1,120,000.00 PLN</text:p>
          </table:table-cell>
          <table:table-cell table:formula="of:=[.R32]*0.77" office:value-type="currency" office:currency="PLN" office:value="862400" calcext:value-type="currency">
            <text:p>862,400.00 PLN</text:p>
          </table:table-cell>
          <table:table-cell table:formula="of:=[.R32]*0.77-[.R32]*0.19" office:value-type="currency" office:currency="PLN" office:value="649600" calcext:value-type="currency">
            <text:p>649,600.00 PLN</text:p>
          </table:table-cell>
        </table:table-row>
        <table:table-row table:style-name="ro3">
          <table:table-cell office:value-type="float" office:value="150000" calcext:value-type="float">
            <text:p>150,000</text:p>
          </table:table-cell>
          <table:table-cell table:formula="of:=[.A33]*4" office:value-type="currency" office:currency="PLN" office:value="600000" calcext:value-type="currency">
            <text:p>600,000.00 PLN</text:p>
          </table:table-cell>
          <table:table-cell table:formula="of:=[.B33]*0.7" office:value-type="currency" office:currency="PLN" office:value="420000" calcext:value-type="currency">
            <text:p>420,000.00 PLN</text:p>
          </table:table-cell>
          <table:table-cell table:formula="of:=[.C33]*0.77" office:value-type="currency" office:currency="PLN" office:value="323400" calcext:value-type="currency">
            <text:p>323,400.00 PLN</text:p>
          </table:table-cell>
          <table:table-cell table:formula="of:=[.C33]*0.77-[.C33]*0.19" office:value-type="currency" office:currency="PLN" office:value="243600" calcext:value-type="currency">
            <text:p>243,600.00 PLN</text:p>
          </table:table-cell>
          <table:table-cell office:value-type="float" office:value="150000" calcext:value-type="float">
            <text:p>150,000</text:p>
          </table:table-cell>
          <table:table-cell table:formula="of:=[.A33]*2*4" office:value-type="currency" office:currency="PLN" office:value="1200000" calcext:value-type="currency">
            <text:p>1,200,000.00 PLN</text:p>
          </table:table-cell>
          <table:table-cell table:formula="of:=[.G33]*0.7" office:value-type="currency" office:currency="PLN" office:value="840000" calcext:value-type="currency">
            <text:p>840,000.00 PLN</text:p>
          </table:table-cell>
          <table:table-cell table:formula="of:=[.H33]*0.77" office:value-type="currency" office:currency="PLN" office:value="646800" calcext:value-type="currency">
            <text:p>646,800.00 PLN</text:p>
          </table:table-cell>
          <table:table-cell table:formula="of:=[.H33]*0.77-[.H33]*0.19" office:value-type="currency" office:currency="PLN" office:value="487200" calcext:value-type="currency">
            <text:p>487,200.00 PLN</text:p>
          </table:table-cell>
          <table:table-cell office:value-type="float" office:value="150000" calcext:value-type="float">
            <text:p>150,000</text:p>
          </table:table-cell>
          <table:table-cell table:formula="of:=[.A33]*3*4" office:value-type="currency" office:currency="PLN" office:value="1800000" calcext:value-type="currency">
            <text:p>1,800,000.00 PLN</text:p>
          </table:table-cell>
          <table:table-cell table:formula="of:=[.L33]*0.7" office:value-type="currency" office:currency="PLN" office:value="1260000" calcext:value-type="currency">
            <text:p>1,260,000.00 PLN</text:p>
          </table:table-cell>
          <table:table-cell table:formula="of:=[.M33]*0.77" office:value-type="currency" office:currency="PLN" office:value="970200" calcext:value-type="currency">
            <text:p>970,200.00 PLN</text:p>
          </table:table-cell>
          <table:table-cell table:formula="of:=[.M33]*0.77-[.M33]*0.19" office:value-type="currency" office:currency="PLN" office:value="730800" calcext:value-type="currency">
            <text:p>730,800.00 PLN</text:p>
          </table:table-cell>
          <table:table-cell office:value-type="float" office:value="150000" calcext:value-type="float">
            <text:p>150,000</text:p>
          </table:table-cell>
          <table:table-cell table:formula="of:=[.A33]*4*4" office:value-type="currency" office:currency="PLN" office:value="2400000" calcext:value-type="currency">
            <text:p>2,400,000.00 PLN</text:p>
          </table:table-cell>
          <table:table-cell table:formula="of:=[.Q33]*0.7" office:value-type="currency" office:currency="PLN" office:value="1680000" calcext:value-type="currency">
            <text:p>1,680,000.00 PLN</text:p>
          </table:table-cell>
          <table:table-cell table:formula="of:=[.R33]*0.77" office:value-type="currency" office:currency="PLN" office:value="1293600" calcext:value-type="currency">
            <text:p>1,293,600.00 PLN</text:p>
          </table:table-cell>
          <table:table-cell table:formula="of:=[.R33]*0.77-[.R33]*0.19" office:value-type="currency" office:currency="PLN" office:value="974400" calcext:value-type="currency">
            <text:p>974,400.00 PLN</text:p>
          </table:table-cell>
        </table:table-row>
        <table:table-row table:style-name="ro3">
          <table:table-cell office:value-type="float" office:value="200000" calcext:value-type="float">
            <text:p>200,000</text:p>
          </table:table-cell>
          <table:table-cell table:formula="of:=[.A34]*4" office:value-type="currency" office:currency="PLN" office:value="800000" calcext:value-type="currency">
            <text:p>800,000.00 PLN</text:p>
          </table:table-cell>
          <table:table-cell table:formula="of:=[.B34]*0.7" office:value-type="currency" office:currency="PLN" office:value="560000" calcext:value-type="currency">
            <text:p>560,000.00 PLN</text:p>
          </table:table-cell>
          <table:table-cell table:formula="of:=[.C34]*0.77" office:value-type="currency" office:currency="PLN" office:value="431200" calcext:value-type="currency">
            <text:p>431,200.00 PLN</text:p>
          </table:table-cell>
          <table:table-cell table:formula="of:=[.C34]*0.77-[.C34]*0.19" office:value-type="currency" office:currency="PLN" office:value="324800" calcext:value-type="currency">
            <text:p>324,800.00 PLN</text:p>
          </table:table-cell>
          <table:table-cell office:value-type="float" office:value="200000" calcext:value-type="float">
            <text:p>200,000</text:p>
          </table:table-cell>
          <table:table-cell table:formula="of:=[.A34]*2*4" office:value-type="currency" office:currency="PLN" office:value="1600000" calcext:value-type="currency">
            <text:p>1,600,000.00 PLN</text:p>
          </table:table-cell>
          <table:table-cell table:formula="of:=[.G34]*0.7" office:value-type="currency" office:currency="PLN" office:value="1120000" calcext:value-type="currency">
            <text:p>1,120,000.00 PLN</text:p>
          </table:table-cell>
          <table:table-cell table:formula="of:=[.H34]*0.77" office:value-type="currency" office:currency="PLN" office:value="862400" calcext:value-type="currency">
            <text:p>862,400.00 PLN</text:p>
          </table:table-cell>
          <table:table-cell table:formula="of:=[.H34]*0.77-[.H34]*0.19" office:value-type="currency" office:currency="PLN" office:value="649600" calcext:value-type="currency">
            <text:p>649,600.00 PLN</text:p>
          </table:table-cell>
          <table:table-cell office:value-type="float" office:value="200000" calcext:value-type="float">
            <text:p>200,000</text:p>
          </table:table-cell>
          <table:table-cell table:formula="of:=[.A34]*3*4" office:value-type="currency" office:currency="PLN" office:value="2400000" calcext:value-type="currency">
            <text:p>2,400,000.00 PLN</text:p>
          </table:table-cell>
          <table:table-cell table:formula="of:=[.L34]*0.7" office:value-type="currency" office:currency="PLN" office:value="1680000" calcext:value-type="currency">
            <text:p>1,680,000.00 PLN</text:p>
          </table:table-cell>
          <table:table-cell table:formula="of:=[.M34]*0.77" office:value-type="currency" office:currency="PLN" office:value="1293600" calcext:value-type="currency">
            <text:p>1,293,600.00 PLN</text:p>
          </table:table-cell>
          <table:table-cell table:formula="of:=[.M34]*0.77-[.M34]*0.19" office:value-type="currency" office:currency="PLN" office:value="974400" calcext:value-type="currency">
            <text:p>974,400.00 PLN</text:p>
          </table:table-cell>
          <table:table-cell office:value-type="float" office:value="200000" calcext:value-type="float">
            <text:p>200,000</text:p>
          </table:table-cell>
          <table:table-cell table:formula="of:=[.A34]*4*4" office:value-type="currency" office:currency="PLN" office:value="3200000" calcext:value-type="currency">
            <text:p>3,200,000.00 PLN</text:p>
          </table:table-cell>
          <table:table-cell table:formula="of:=[.Q34]*0.7" office:value-type="currency" office:currency="PLN" office:value="2240000" calcext:value-type="currency">
            <text:p>2,240,000.00 PLN</text:p>
          </table:table-cell>
          <table:table-cell table:formula="of:=[.R34]*0.77" office:value-type="currency" office:currency="PLN" office:value="1724800" calcext:value-type="currency">
            <text:p>1,724,800.00 PLN</text:p>
          </table:table-cell>
          <table:table-cell table:formula="of:=[.R34]*0.77-[.R34]*0.19" office:value-type="currency" office:currency="PLN" office:value="1299200" calcext:value-type="currency">
            <text:p>1,299,200.00 PLN</text:p>
          </table:table-cell>
        </table:table-row>
        <table:table-row table:style-name="ro3">
          <table:table-cell office:value-type="float" office:value="250000" calcext:value-type="float">
            <text:p>250,000</text:p>
          </table:table-cell>
          <table:table-cell table:formula="of:=[.A35]*4" office:value-type="currency" office:currency="PLN" office:value="1000000" calcext:value-type="currency">
            <text:p>1,000,000.00 PLN</text:p>
          </table:table-cell>
          <table:table-cell table:formula="of:=[.B35]*0.7" office:value-type="currency" office:currency="PLN" office:value="700000" calcext:value-type="currency">
            <text:p>700,000.00 PLN</text:p>
          </table:table-cell>
          <table:table-cell table:formula="of:=[.C35]*0.77" office:value-type="currency" office:currency="PLN" office:value="539000" calcext:value-type="currency">
            <text:p>539,000.00 PLN</text:p>
          </table:table-cell>
          <table:table-cell table:formula="of:=[.C35]*0.77-[.C35]*0.19" office:value-type="currency" office:currency="PLN" office:value="406000" calcext:value-type="currency">
            <text:p>406,000.00 PLN</text:p>
          </table:table-cell>
          <table:table-cell office:value-type="float" office:value="250000" calcext:value-type="float">
            <text:p>250,000</text:p>
          </table:table-cell>
          <table:table-cell table:formula="of:=[.A35]*2*4" office:value-type="currency" office:currency="PLN" office:value="2000000" calcext:value-type="currency">
            <text:p>2,000,000.00 PLN</text:p>
          </table:table-cell>
          <table:table-cell table:formula="of:=[.G35]*0.7" office:value-type="currency" office:currency="PLN" office:value="1400000" calcext:value-type="currency">
            <text:p>1,400,000.00 PLN</text:p>
          </table:table-cell>
          <table:table-cell table:formula="of:=[.H35]*0.77" office:value-type="currency" office:currency="PLN" office:value="1078000" calcext:value-type="currency">
            <text:p>1,078,000.00 PLN</text:p>
          </table:table-cell>
          <table:table-cell table:formula="of:=[.H35]*0.77-[.H35]*0.19" office:value-type="currency" office:currency="PLN" office:value="812000" calcext:value-type="currency">
            <text:p>812,000.00 PLN</text:p>
          </table:table-cell>
          <table:table-cell office:value-type="float" office:value="250000" calcext:value-type="float">
            <text:p>250,000</text:p>
          </table:table-cell>
          <table:table-cell table:formula="of:=[.A35]*3*4" office:value-type="currency" office:currency="PLN" office:value="3000000" calcext:value-type="currency">
            <text:p>3,000,000.00 PLN</text:p>
          </table:table-cell>
          <table:table-cell table:formula="of:=[.L35]*0.7" office:value-type="currency" office:currency="PLN" office:value="2100000" calcext:value-type="currency">
            <text:p>2,100,000.00 PLN</text:p>
          </table:table-cell>
          <table:table-cell table:formula="of:=[.M35]*0.77" office:value-type="currency" office:currency="PLN" office:value="1617000" calcext:value-type="currency">
            <text:p>1,617,000.00 PLN</text:p>
          </table:table-cell>
          <table:table-cell table:formula="of:=[.M35]*0.77-[.M35]*0.19" office:value-type="currency" office:currency="PLN" office:value="1218000" calcext:value-type="currency">
            <text:p>1,218,000.00 PLN</text:p>
          </table:table-cell>
          <table:table-cell office:value-type="float" office:value="250000" calcext:value-type="float">
            <text:p>250,000</text:p>
          </table:table-cell>
          <table:table-cell table:formula="of:=[.A35]*4*4" office:value-type="currency" office:currency="PLN" office:value="4000000" calcext:value-type="currency">
            <text:p>4,000,000.00 PLN</text:p>
          </table:table-cell>
          <table:table-cell table:formula="of:=[.Q35]*0.7" office:value-type="currency" office:currency="PLN" office:value="2800000" calcext:value-type="currency">
            <text:p>2,800,000.00 PLN</text:p>
          </table:table-cell>
          <table:table-cell table:formula="of:=[.R35]*0.77" office:value-type="currency" office:currency="PLN" office:value="2156000" calcext:value-type="currency">
            <text:p>2,156,000.00 PLN</text:p>
          </table:table-cell>
          <table:table-cell table:formula="of:=[.R35]*0.77-[.R35]*0.19" office:value-type="currency" office:currency="PLN" office:value="1624000" calcext:value-type="currency">
            <text:p>1,624,000.00 PLN</text:p>
          </table:table-cell>
        </table:table-row>
        <table:table-row table:style-name="ro3">
          <table:table-cell office:value-type="float" office:value="500000" calcext:value-type="float">
            <text:p>500,000</text:p>
          </table:table-cell>
          <table:table-cell table:formula="of:=[.A36]*4" office:value-type="currency" office:currency="PLN" office:value="2000000" calcext:value-type="currency">
            <text:p>2,000,000.00 PLN</text:p>
          </table:table-cell>
          <table:table-cell table:formula="of:=[.B36]*0.7" office:value-type="currency" office:currency="PLN" office:value="1400000" calcext:value-type="currency">
            <text:p>1,400,000.00 PLN</text:p>
          </table:table-cell>
          <table:table-cell table:formula="of:=[.C36]*0.77" office:value-type="currency" office:currency="PLN" office:value="1078000" calcext:value-type="currency">
            <text:p>1,078,000.00 PLN</text:p>
          </table:table-cell>
          <table:table-cell table:formula="of:=[.C36]*0.77-[.C36]*0.19" office:value-type="currency" office:currency="PLN" office:value="812000" calcext:value-type="currency">
            <text:p>812,000.00 PLN</text:p>
          </table:table-cell>
          <table:table-cell office:value-type="float" office:value="500000" calcext:value-type="float">
            <text:p>500,000</text:p>
          </table:table-cell>
          <table:table-cell table:formula="of:=[.A36]*2*4" office:value-type="currency" office:currency="PLN" office:value="4000000" calcext:value-type="currency">
            <text:p>4,000,000.00 PLN</text:p>
          </table:table-cell>
          <table:table-cell table:formula="of:=[.G36]*0.7" office:value-type="currency" office:currency="PLN" office:value="2800000" calcext:value-type="currency">
            <text:p>2,800,000.00 PLN</text:p>
          </table:table-cell>
          <table:table-cell table:formula="of:=[.H36]*0.77" office:value-type="currency" office:currency="PLN" office:value="2156000" calcext:value-type="currency">
            <text:p>2,156,000.00 PLN</text:p>
          </table:table-cell>
          <table:table-cell table:formula="of:=[.H36]*0.77-[.H36]*0.19" office:value-type="currency" office:currency="PLN" office:value="1624000" calcext:value-type="currency">
            <text:p>1,624,000.00 PLN</text:p>
          </table:table-cell>
          <table:table-cell office:value-type="float" office:value="500000" calcext:value-type="float">
            <text:p>500,000</text:p>
          </table:table-cell>
          <table:table-cell table:formula="of:=[.A36]*3*4" office:value-type="currency" office:currency="PLN" office:value="6000000" calcext:value-type="currency">
            <text:p>6,000,000.00 PLN</text:p>
          </table:table-cell>
          <table:table-cell table:formula="of:=[.L36]*0.7" office:value-type="currency" office:currency="PLN" office:value="4200000" calcext:value-type="currency">
            <text:p>4,200,000.00 PLN</text:p>
          </table:table-cell>
          <table:table-cell table:formula="of:=[.M36]*0.77" office:value-type="currency" office:currency="PLN" office:value="3234000" calcext:value-type="currency">
            <text:p>3,234,000.00 PLN</text:p>
          </table:table-cell>
          <table:table-cell table:formula="of:=[.M36]*0.77-[.M36]*0.19" office:value-type="currency" office:currency="PLN" office:value="2436000" calcext:value-type="currency">
            <text:p>2,436,000.00 PLN</text:p>
          </table:table-cell>
          <table:table-cell office:value-type="float" office:value="500000" calcext:value-type="float">
            <text:p>500,000</text:p>
          </table:table-cell>
          <table:table-cell table:formula="of:=[.A36]*4*4" office:value-type="currency" office:currency="PLN" office:value="8000000" calcext:value-type="currency">
            <text:p>8,000,000.00 PLN</text:p>
          </table:table-cell>
          <table:table-cell table:formula="of:=[.Q36]*0.7" office:value-type="currency" office:currency="PLN" office:value="5600000" calcext:value-type="currency">
            <text:p>5,600,000.00 PLN</text:p>
          </table:table-cell>
          <table:table-cell table:formula="of:=[.R36]*0.77" office:value-type="currency" office:currency="PLN" office:value="4312000" calcext:value-type="currency">
            <text:p>4,312,000.00 PLN</text:p>
          </table:table-cell>
          <table:table-cell table:formula="of:=[.R36]*0.77-[.R36]*0.19" office:value-type="currency" office:currency="PLN" office:value="3248000" calcext:value-type="currency">
            <text:p>3,248,000.00 PLN</text:p>
          </table:table-cell>
        </table:table-row>
        <table:table-row table:style-name="ro3">
          <table:table-cell office:value-type="float" office:value="750000" calcext:value-type="float">
            <text:p>750,000</text:p>
          </table:table-cell>
          <table:table-cell table:formula="of:=[.A37]*4" office:value-type="currency" office:currency="PLN" office:value="3000000" calcext:value-type="currency">
            <text:p>3,000,000.00 PLN</text:p>
          </table:table-cell>
          <table:table-cell table:formula="of:=[.B37]*0.7" office:value-type="currency" office:currency="PLN" office:value="2100000" calcext:value-type="currency">
            <text:p>2,100,000.00 PLN</text:p>
          </table:table-cell>
          <table:table-cell table:formula="of:=[.C37]*0.77" office:value-type="currency" office:currency="PLN" office:value="1617000" calcext:value-type="currency">
            <text:p>1,617,000.00 PLN</text:p>
          </table:table-cell>
          <table:table-cell table:formula="of:=[.C37]*0.77-[.C37]*0.19" office:value-type="currency" office:currency="PLN" office:value="1218000" calcext:value-type="currency">
            <text:p>1,218,000.00 PLN</text:p>
          </table:table-cell>
          <table:table-cell office:value-type="float" office:value="750000" calcext:value-type="float">
            <text:p>750,000</text:p>
          </table:table-cell>
          <table:table-cell table:formula="of:=[.A37]*2*4" office:value-type="currency" office:currency="PLN" office:value="6000000" calcext:value-type="currency">
            <text:p>6,000,000.00 PLN</text:p>
          </table:table-cell>
          <table:table-cell table:formula="of:=[.G37]*0.7" office:value-type="currency" office:currency="PLN" office:value="4200000" calcext:value-type="currency">
            <text:p>4,200,000.00 PLN</text:p>
          </table:table-cell>
          <table:table-cell table:formula="of:=[.H37]*0.77" office:value-type="currency" office:currency="PLN" office:value="3234000" calcext:value-type="currency">
            <text:p>3,234,000.00 PLN</text:p>
          </table:table-cell>
          <table:table-cell table:formula="of:=[.H37]*0.77-[.H37]*0.19" office:value-type="currency" office:currency="PLN" office:value="2436000" calcext:value-type="currency">
            <text:p>2,436,000.00 PLN</text:p>
          </table:table-cell>
          <table:table-cell office:value-type="float" office:value="750000" calcext:value-type="float">
            <text:p>750,000</text:p>
          </table:table-cell>
          <table:table-cell table:formula="of:=[.A37]*3*4" office:value-type="currency" office:currency="PLN" office:value="9000000" calcext:value-type="currency">
            <text:p>9,000,000.00 PLN</text:p>
          </table:table-cell>
          <table:table-cell table:formula="of:=[.L37]*0.7" office:value-type="currency" office:currency="PLN" office:value="6300000" calcext:value-type="currency">
            <text:p>6,300,000.00 PLN</text:p>
          </table:table-cell>
          <table:table-cell table:formula="of:=[.M37]*0.77" office:value-type="currency" office:currency="PLN" office:value="4851000" calcext:value-type="currency">
            <text:p>4,851,000.00 PLN</text:p>
          </table:table-cell>
          <table:table-cell table:formula="of:=[.M37]*0.77-[.M37]*0.19" office:value-type="currency" office:currency="PLN" office:value="3654000" calcext:value-type="currency">
            <text:p>3,654,000.00 PLN</text:p>
          </table:table-cell>
          <table:table-cell office:value-type="float" office:value="750000" calcext:value-type="float">
            <text:p>750,000</text:p>
          </table:table-cell>
          <table:table-cell table:formula="of:=[.A37]*4*4" office:value-type="currency" office:currency="PLN" office:value="12000000" calcext:value-type="currency">
            <text:p>12,000,000.00 PLN</text:p>
          </table:table-cell>
          <table:table-cell table:formula="of:=[.Q37]*0.7" office:value-type="currency" office:currency="PLN" office:value="8400000" calcext:value-type="currency">
            <text:p>8,400,000.00 PLN</text:p>
          </table:table-cell>
          <table:table-cell table:formula="of:=[.R37]*0.77" office:value-type="currency" office:currency="PLN" office:value="6468000" calcext:value-type="currency">
            <text:p>6,468,000.00 PLN</text:p>
          </table:table-cell>
          <table:table-cell table:formula="of:=[.R37]*0.77-[.R37]*0.19" office:value-type="currency" office:currency="PLN" office:value="4872000" calcext:value-type="currency">
            <text:p>4,872,000.00 PLN</text:p>
          </table:table-cell>
        </table:table-row>
        <table:table-row table:style-name="ro3">
          <table:table-cell office:value-type="float" office:value="1000000" calcext:value-type="float">
            <text:p>1,000,000</text:p>
          </table:table-cell>
          <table:table-cell table:formula="of:=[.A38]*4" office:value-type="currency" office:currency="PLN" office:value="4000000" calcext:value-type="currency">
            <text:p>4,000,000.00 PLN</text:p>
          </table:table-cell>
          <table:table-cell table:formula="of:=[.B38]*0.7" office:value-type="currency" office:currency="PLN" office:value="2800000" calcext:value-type="currency">
            <text:p>2,800,000.00 PLN</text:p>
          </table:table-cell>
          <table:table-cell table:formula="of:=[.C38]*0.77" office:value-type="currency" office:currency="PLN" office:value="2156000" calcext:value-type="currency">
            <text:p>2,156,000.00 PLN</text:p>
          </table:table-cell>
          <table:table-cell table:formula="of:=[.C38]*0.77-[.C38]*0.19" office:value-type="currency" office:currency="PLN" office:value="1624000" calcext:value-type="currency">
            <text:p>1,624,000.00 PLN</text:p>
          </table:table-cell>
          <table:table-cell office:value-type="float" office:value="1000000" calcext:value-type="float">
            <text:p>1,000,000</text:p>
          </table:table-cell>
          <table:table-cell table:formula="of:=[.A38]*2*4" office:value-type="currency" office:currency="PLN" office:value="8000000" calcext:value-type="currency">
            <text:p>8,000,000.00 PLN</text:p>
          </table:table-cell>
          <table:table-cell table:formula="of:=[.G38]*0.7" office:value-type="currency" office:currency="PLN" office:value="5600000" calcext:value-type="currency">
            <text:p>5,600,000.00 PLN</text:p>
          </table:table-cell>
          <table:table-cell table:formula="of:=[.H38]*0.77" office:value-type="currency" office:currency="PLN" office:value="4312000" calcext:value-type="currency">
            <text:p>4,312,000.00 PLN</text:p>
          </table:table-cell>
          <table:table-cell table:formula="of:=[.H38]*0.77-[.H38]*0.19" office:value-type="currency" office:currency="PLN" office:value="3248000" calcext:value-type="currency">
            <text:p>3,248,000.00 PLN</text:p>
          </table:table-cell>
          <table:table-cell office:value-type="float" office:value="1000000" calcext:value-type="float">
            <text:p>1,000,000</text:p>
          </table:table-cell>
          <table:table-cell table:formula="of:=[.A38]*3*4" office:value-type="currency" office:currency="PLN" office:value="12000000" calcext:value-type="currency">
            <text:p>12,000,000.00 PLN</text:p>
          </table:table-cell>
          <table:table-cell table:formula="of:=[.L38]*0.7" office:value-type="currency" office:currency="PLN" office:value="8400000" calcext:value-type="currency">
            <text:p>8,400,000.00 PLN</text:p>
          </table:table-cell>
          <table:table-cell table:formula="of:=[.M38]*0.77" office:value-type="currency" office:currency="PLN" office:value="6468000" calcext:value-type="currency">
            <text:p>6,468,000.00 PLN</text:p>
          </table:table-cell>
          <table:table-cell table:formula="of:=[.M38]*0.77-[.M38]*0.19" office:value-type="currency" office:currency="PLN" office:value="4872000" calcext:value-type="currency">
            <text:p>4,872,000.00 PLN</text:p>
          </table:table-cell>
          <table:table-cell office:value-type="float" office:value="1000000" calcext:value-type="float">
            <text:p>1,000,000</text:p>
          </table:table-cell>
          <table:table-cell table:formula="of:=[.A38]*4*4" office:value-type="currency" office:currency="PLN" office:value="16000000" calcext:value-type="currency">
            <text:p>16,000,000.00 PLN</text:p>
          </table:table-cell>
          <table:table-cell table:formula="of:=[.Q38]*0.7" office:value-type="currency" office:currency="PLN" office:value="11200000" calcext:value-type="currency">
            <text:p>11,200,000.00 PLN</text:p>
          </table:table-cell>
          <table:table-cell table:formula="of:=[.R38]*0.77" office:value-type="currency" office:currency="PLN" office:value="8624000" calcext:value-type="currency">
            <text:p>8,624,000.00 PLN</text:p>
          </table:table-cell>
          <table:table-cell table:formula="of:=[.R38]*0.77-[.R38]*0.19" office:value-type="currency" office:currency="PLN" office:value="6496000" calcext:value-type="currency">
            <text:p>6,496,000.00 PLN</text:p>
          </table:table-cell>
        </table:table-row>
        <table:table-row table:style-name="ro2" table:number-rows-repeated="2">
          <table:table-cell table:style-name="Default"/>
          <table:table-cell table:style-name="ce7" table:number-columns-repeated="10"/>
          <table:table-cell table:style-name="ce22"/>
          <table:table-cell table:style-name="ce7" table:number-columns-repeated="8"/>
        </table:table-row>
        <table:table-row table:style-name="ro2" table:number-rows-repeated="11">
          <table:table-cell table:style-name="Default"/>
          <table:table-cell table:style-name="ce7" table:number-columns-repeated="19"/>
        </table:table-row>
        <table:table-row table:style-name="ro2">
          <table:table-cell table:style-name="Default"/>
          <table:table-cell table:style-name="ce7"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>PLN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>PLN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-left="0.3in" fo:margin-right="0.3in" style:shadow="none" fo:background-color="transparent" style:table-centering="both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 style:data-style-name="N2" text:time-value="21:32:30.135627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1:06:36.243301997</meta:creation-date>
    <dc:date>2015-07-27T21:43:25.690413528</dc:date>
    <meta:editing-duration>PT1H5M34S</meta:editing-duration>
    <meta:editing-cycles>19</meta:editing-cycles>
    <meta:generator>LibreOffice/4.3.7.2$Linux_X86_64 LibreOffice_project/430m0$Build-2</meta:generator>
    <meta:document-statistic meta:table-count="1" meta:cell-count="744" meta:object-count="0"/>
  </office:meta>
</office:document-meta>
</file>